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0.2354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146in"/>
    </style:style>
    <style:style style:name="co6" style:family="table-column">
      <style:table-column-properties fo:break-before="auto" style:column-width="0.7827in"/>
    </style:style>
    <style:style style:name="co7" style:family="table-column">
      <style:table-column-properties fo:break-before="auto" style:column-width="0.7717in"/>
    </style:style>
    <style:style style:name="co8" style:family="table-column">
      <style:table-column-properties fo:break-before="auto" style:column-width="0.8035in"/>
    </style:style>
    <style:style style:name="co9" style:family="table-column">
      <style:table-column-properties fo:break-before="auto" style:column-width="0.2709in"/>
    </style:style>
    <style:style style:name="co10" style:family="table-column">
      <style:table-column-properties fo:break-before="auto" style:column-width="0.3102in"/>
    </style:style>
    <style:style style:name="co11" style:family="table-column">
      <style:table-column-properties fo:break-before="auto" style:column-width="0.289in"/>
    </style:style>
    <style:style style:name="co12" style:family="table-column">
      <style:table-column-properties fo:break-before="auto" style:column-width="0.7646in"/>
    </style:style>
    <style:style style:name="co13" style:family="table-column">
      <style:table-column-properties fo:break-before="auto" style:column-width="0.7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3"/>
          <table:table-cell office:value-type="string" calcext:value-type="string">
            <text:p>Result of running the data analyzing two times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oulumn 1</text:p>
          </table:table-cell>
          <table:table-cell office:value-type="string" calcext:value-type="string">
            <text:p>Total amount of core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ulumn 2 </text:p>
          </table:table-cell>
          <table:table-cell office:value-type="string" calcext:value-type="string">
            <text:p>Cores used on data generati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ulumn 3</text:p>
          </table:table-cell>
          <table:table-cell office:value-type="string" calcext:value-type="string">
            <text:p>Cores used on data analyz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Time spent on genereating data and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ter idle t.</text:p>
          </table:table-cell>
          <table:table-cell office:value-type="string" calcext:value-type="string">
            <text:p>Time Data generating threads are spent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lyze t</text:p>
          </table:table-cell>
          <table:table-cell office:value-type="string" calcext:value-type="string">
            <text:p>Time doing data transfer, analyzing and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. Idle t.</text:p>
          </table:table-cell>
          <table:table-cell office:value-type="string" calcext:value-type="string">
            <text:p>Time analyze threads are spent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ransfer t.</text:p>
          </table:table-cell>
          <table:table-cell office:value-type="string" calcext:value-type="string">
            <text:p>Time analyze threads spent on transfering dat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lyze</text:p>
          </table:table-cell>
          <table:table-cell office:value-type="string" calcext:value-type="string">
            <text:p>Time analyze threads spent on analyzing dat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 time</text:p>
          </table:table-cell>
          <table:table-cell office:value-type="string" calcext:value-type="string">
            <text:p>Total time from the program split in two until it ended.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iter idle t.</text:p>
          </table:table-cell>
          <table:table-cell office:value-type="string" calcext:value-type="string">
            <text:p>analyze t</text:p>
          </table:table-cell>
          <table:table-cell office:value-type="string" calcext:value-type="string">
            <text:p>ana. Idle t.</text:p>
          </table:table-cell>
          <table:table-cell office:value-type="string" calcext:value-type="string">
            <text:p>transfer t.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3.886451" calcext:value-type="float">
            <text:p>93.886451</text:p>
          </table:table-cell>
          <table:table-cell office:value-type="float" office:value="63.214263" calcext:value-type="float">
            <text:p>63.214263</text:p>
          </table:table-cell>
          <table:table-cell office:value-type="float" office:value="93.887651" calcext:value-type="float">
            <text:p>93.887651</text:p>
          </table:table-cell>
          <table:table-cell office:value-type="float" office:value="0.003237" calcext:value-type="float">
            <text:p>0.003237</text:p>
          </table:table-cell>
          <table:table-cell office:value-type="float" office:value="32.985211" calcext:value-type="float">
            <text:p>32.985211</text:p>
          </table:table-cell>
          <table:table-cell office:value-type="float" office:value="60.87039" calcext:value-type="float">
            <text:p>60.87039</text:p>
          </table:table-cell>
          <table:table-cell office:value-type="float" office:value="93.887779" calcext:value-type="float">
            <text:p>93.8877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7.159258" calcext:value-type="float">
            <text:p>47.159258</text:p>
          </table:table-cell>
          <table:table-cell office:value-type="float" office:value="17.607565" calcext:value-type="float">
            <text:p>17.607565</text:p>
          </table:table-cell>
          <table:table-cell office:value-type="float" office:value="47.159849" calcext:value-type="float">
            <text:p>47.159849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16.554404" calcext:value-type="float">
            <text:p>16.554404</text:p>
          </table:table-cell>
          <table:table-cell office:value-type="float" office:value="30.562314" calcext:value-type="float">
            <text:p>30.562314</text:p>
          </table:table-cell>
          <table:table-cell office:value-type="float" office:value="47.159974" calcext:value-type="float">
            <text:p>47.1599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3.366493" calcext:value-type="float">
            <text:p>33.366493</text:p>
          </table:table-cell>
          <table:table-cell office:value-type="float" office:value="0.22977" calcext:value-type="float">
            <text:p>0.22977</text:p>
          </table:table-cell>
          <table:table-cell office:value-type="float" office:value="33.367104" calcext:value-type="float">
            <text:p>33.367104</text:p>
          </table:table-cell>
          <table:table-cell office:value-type="float" office:value="1.522755" calcext:value-type="float">
            <text:p>1.522755</text:p>
          </table:table-cell>
          <table:table-cell office:value-type="float" office:value="11.173513" calcext:value-type="float">
            <text:p>11.173513</text:p>
          </table:table-cell>
          <table:table-cell office:value-type="float" office:value="20.631497" calcext:value-type="float">
            <text:p>20.631497</text:p>
          </table:table-cell>
          <table:table-cell office:value-type="float" office:value="33.36723" calcext:value-type="float">
            <text:p>33.367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2.334919" calcext:value-type="float">
            <text:p>32.334919</text:p>
          </table:table-cell>
          <table:table-cell office:value-type="float" office:value="0.012645" calcext:value-type="float">
            <text:p>0.012645</text:p>
          </table:table-cell>
          <table:table-cell office:value-type="float" office:value="32.335384" calcext:value-type="float">
            <text:p>32.335384</text:p>
          </table:table-cell>
          <table:table-cell office:value-type="float" office:value="8.556164" calcext:value-type="float">
            <text:p>8.556164</text:p>
          </table:table-cell>
          <table:table-cell office:value-type="float" office:value="8.354406" calcext:value-type="float">
            <text:p>8.354406</text:p>
          </table:table-cell>
          <table:table-cell office:value-type="float" office:value="15.381336" calcext:value-type="float">
            <text:p>15.381336</text:p>
          </table:table-cell>
          <table:table-cell office:value-type="float" office:value="32.335503" calcext:value-type="float">
            <text:p>32.3355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3.314815" calcext:value-type="float">
            <text:p>33.314815</text:p>
          </table:table-cell>
          <table:table-cell office:value-type="float" office:value="0.030191" calcext:value-type="float">
            <text:p>0.030191</text:p>
          </table:table-cell>
          <table:table-cell office:value-type="float" office:value="33.315185" calcext:value-type="float">
            <text:p>33.315185</text:p>
          </table:table-cell>
          <table:table-cell office:value-type="float" office:value="13.950541" calcext:value-type="float">
            <text:p>13.950541</text:p>
          </table:table-cell>
          <table:table-cell office:value-type="float" office:value="6.804166" calcext:value-type="float">
            <text:p>6.804166</text:p>
          </table:table-cell>
          <table:table-cell office:value-type="float" office:value="12.505744" calcext:value-type="float">
            <text:p>12.505744</text:p>
          </table:table-cell>
          <table:table-cell office:value-type="float" office:value="33.31526" calcext:value-type="float">
            <text:p>33.315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.419033" calcext:value-type="float">
            <text:p>34.419033</text:p>
          </table:table-cell>
          <table:table-cell office:value-type="float" office:value="0.024827" calcext:value-type="float">
            <text:p>0.024827</text:p>
          </table:table-cell>
          <table:table-cell office:value-type="float" office:value="34.419341" calcext:value-type="float">
            <text:p>34.419341</text:p>
          </table:table-cell>
          <table:table-cell office:value-type="float" office:value="17.884048" calcext:value-type="float">
            <text:p>17.884048</text:p>
          </table:table-cell>
          <table:table-cell office:value-type="float" office:value="5.793461" calcext:value-type="float">
            <text:p>5.793461</text:p>
          </table:table-cell>
          <table:table-cell office:value-type="float" office:value="10.675948" calcext:value-type="float">
            <text:p>10.675948</text:p>
          </table:table-cell>
          <table:table-cell office:value-type="float" office:value="34.419461" calcext:value-type="float">
            <text:p>34.4194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6.557883" calcext:value-type="float">
            <text:p>36.557883</text:p>
          </table:table-cell>
          <table:table-cell office:value-type="float" office:value="0.047121" calcext:value-type="float">
            <text:p>0.047121</text:p>
          </table:table-cell>
          <table:table-cell office:value-type="float" office:value="36.558148" calcext:value-type="float">
            <text:p>36.558148</text:p>
          </table:table-cell>
          <table:table-cell office:value-type="float" office:value="22.56785" calcext:value-type="float">
            <text:p>22.56785</text:p>
          </table:table-cell>
          <table:table-cell office:value-type="float" office:value="4.949972" calcext:value-type="float">
            <text:p>4.949972</text:p>
          </table:table-cell>
          <table:table-cell office:value-type="float" office:value="8.96898" calcext:value-type="float">
            <text:p>8.96898</text:p>
          </table:table-cell>
          <table:table-cell office:value-type="float" office:value="36.558318" calcext:value-type="float">
            <text:p>36.5583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6.66816" calcext:value-type="float">
            <text:p>36.66816</text:p>
          </table:table-cell>
          <table:table-cell office:value-type="float" office:value="0.040713" calcext:value-type="float">
            <text:p>0.040713</text:p>
          </table:table-cell>
          <table:table-cell office:value-type="float" office:value="36.668394" calcext:value-type="float">
            <text:p>36.668394</text:p>
          </table:table-cell>
          <table:table-cell office:value-type="float" office:value="24.272928" calcext:value-type="float">
            <text:p>24.272928</text:p>
          </table:table-cell>
          <table:table-cell office:value-type="float" office:value="4.364913" calcext:value-type="float">
            <text:p>4.364913</text:p>
          </table:table-cell>
          <table:table-cell office:value-type="float" office:value="7.948836" calcext:value-type="float">
            <text:p>7.948836</text:p>
          </table:table-cell>
          <table:table-cell office:value-type="float" office:value="36.668513" calcext:value-type="float">
            <text:p>36.6685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0.509677" calcext:value-type="float">
            <text:p>40.509677</text:p>
          </table:table-cell>
          <table:table-cell office:value-type="float" office:value="0.009779" calcext:value-type="float">
            <text:p>0.009779</text:p>
          </table:table-cell>
          <table:table-cell office:value-type="float" office:value="40.509888" calcext:value-type="float">
            <text:p>40.509888</text:p>
          </table:table-cell>
          <table:table-cell office:value-type="float" office:value="29.471072" calcext:value-type="float">
            <text:p>29.471072</text:p>
          </table:table-cell>
          <table:table-cell office:value-type="float" office:value="3.800966" calcext:value-type="float">
            <text:p>3.800966</text:p>
          </table:table-cell>
          <table:table-cell office:value-type="float" office:value="7.144675" calcext:value-type="float">
            <text:p>7.144675</text:p>
          </table:table-cell>
          <table:table-cell office:value-type="float" office:value="40.510009" calcext:value-type="float">
            <text:p>40.5100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9.144621" calcext:value-type="float">
            <text:p>49.144621</text:p>
          </table:table-cell>
          <table:table-cell office:value-type="float" office:value="0.010076" calcext:value-type="float">
            <text:p>0.010076</text:p>
          </table:table-cell>
          <table:table-cell office:value-type="float" office:value="49.144902" calcext:value-type="float">
            <text:p>49.144902</text:p>
          </table:table-cell>
          <table:table-cell office:value-type="float" office:value="38.850361" calcext:value-type="float">
            <text:p>38.850361</text:p>
          </table:table-cell>
          <table:table-cell office:value-type="float" office:value="3.550238" calcext:value-type="float">
            <text:p>3.550238</text:p>
          </table:table-cell>
          <table:table-cell office:value-type="float" office:value="6.639318" calcext:value-type="float">
            <text:p>6.639318</text:p>
          </table:table-cell>
          <table:table-cell office:value-type="float" office:value="49.145022" calcext:value-type="float">
            <text:p>49.1450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0.911652" calcext:value-type="float">
            <text:p>50.911652</text:p>
          </table:table-cell>
          <table:table-cell office:value-type="float" office:value="0.010169" calcext:value-type="float">
            <text:p>0.010169</text:p>
          </table:table-cell>
          <table:table-cell office:value-type="float" office:value="50.911825" calcext:value-type="float">
            <text:p>50.911825</text:p>
          </table:table-cell>
          <table:table-cell office:value-type="float" office:value="41.454885" calcext:value-type="float">
            <text:p>41.454885</text:p>
          </table:table-cell>
          <table:table-cell office:value-type="float" office:value="3.233703" calcext:value-type="float">
            <text:p>3.233703</text:p>
          </table:table-cell>
          <table:table-cell office:value-type="float" office:value="6.107229" calcext:value-type="float">
            <text:p>6.107229</text:p>
          </table:table-cell>
          <table:table-cell office:value-type="float" office:value="50.911955" calcext:value-type="float">
            <text:p>50.9119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6.595511" calcext:value-type="float">
            <text:p>56.595511</text:p>
          </table:table-cell>
          <table:table-cell office:value-type="float" office:value="0.012393" calcext:value-type="float">
            <text:p>0.012393</text:p>
          </table:table-cell>
          <table:table-cell office:value-type="float" office:value="56.595668" calcext:value-type="float">
            <text:p>56.595668</text:p>
          </table:table-cell>
          <table:table-cell office:value-type="float" office:value="47.753267" calcext:value-type="float">
            <text:p>47.753267</text:p>
          </table:table-cell>
          <table:table-cell office:value-type="float" office:value="2.993437" calcext:value-type="float">
            <text:p>2.993437</text:p>
          </table:table-cell>
          <table:table-cell office:value-type="float" office:value="5.726166" calcext:value-type="float">
            <text:p>5.726166</text:p>
          </table:table-cell>
          <table:table-cell office:value-type="float" office:value="56.595788" calcext:value-type="float">
            <text:p>56.59578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RAM onl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7.287984" calcext:value-type="float">
            <text:p>147.287984</text:p>
          </table:table-cell>
          <table:table-cell/>
          <table:table-cell office:value-type="float" office:value="37.894315" calcext:value-type="float">
            <text:p>37.894315</text:p>
          </table:table-cell>
          <table:table-cell table:number-columns-repeated="3"/>
          <table:table-cell office:value-type="float" office:value="185.1823" calcext:value-type="float">
            <text:p>185.18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4.886952" calcext:value-type="float">
            <text:p>84.886952</text:p>
          </table:table-cell>
          <table:table-cell/>
          <table:table-cell office:value-type="float" office:value="20.006957" calcext:value-type="float">
            <text:p>20.006957</text:p>
          </table:table-cell>
          <table:table-cell table:number-columns-repeated="3"/>
          <table:table-cell office:value-type="float" office:value="104.893909" calcext:value-type="float">
            <text:p>104.8939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.989376" calcext:value-type="float">
            <text:p>63.989376</text:p>
          </table:table-cell>
          <table:table-cell/>
          <table:table-cell office:value-type="float" office:value="13.559895" calcext:value-type="float">
            <text:p>13.559895</text:p>
          </table:table-cell>
          <table:table-cell table:number-columns-repeated="3"/>
          <table:table-cell office:value-type="float" office:value="77.549271" calcext:value-type="float">
            <text:p>77.5492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1.271593" calcext:value-type="float">
            <text:p>51.271593</text:p>
          </table:table-cell>
          <table:table-cell/>
          <table:table-cell office:value-type="float" office:value="10.380971" calcext:value-type="float">
            <text:p>10.380971</text:p>
          </table:table-cell>
          <table:table-cell table:number-columns-repeated="3"/>
          <table:table-cell office:value-type="float" office:value="61.652564" calcext:value-type="float">
            <text:p>61.6525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6.680786" calcext:value-type="float">
            <text:p>46.680786</text:p>
          </table:table-cell>
          <table:table-cell/>
          <table:table-cell office:value-type="float" office:value="8.544509" calcext:value-type="float">
            <text:p>8.544509</text:p>
          </table:table-cell>
          <table:table-cell table:number-columns-repeated="3"/>
          <table:table-cell office:value-type="float" office:value="55.225295" calcext:value-type="float">
            <text:p>55.2252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5.265851" calcext:value-type="float">
            <text:p>45.265851</text:p>
          </table:table-cell>
          <table:table-cell/>
          <table:table-cell office:value-type="float" office:value="7.294047" calcext:value-type="float">
            <text:p>7.294047</text:p>
          </table:table-cell>
          <table:table-cell table:number-columns-repeated="3"/>
          <table:table-cell office:value-type="float" office:value="52.559899" calcext:value-type="float">
            <text:p>52.5598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7.333993" calcext:value-type="float">
            <text:p>37.333993</text:p>
          </table:table-cell>
          <table:table-cell/>
          <table:table-cell office:value-type="float" office:value="6.381958" calcext:value-type="float">
            <text:p>6.381958</text:p>
          </table:table-cell>
          <table:table-cell table:number-columns-repeated="3"/>
          <table:table-cell office:value-type="float" office:value="43.715952" calcext:value-type="float">
            <text:p>43.7159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4.886421" calcext:value-type="float">
            <text:p>34.886421</text:p>
          </table:table-cell>
          <table:table-cell/>
          <table:table-cell office:value-type="float" office:value="5.843791" calcext:value-type="float">
            <text:p>5.843791</text:p>
          </table:table-cell>
          <table:table-cell table:number-columns-repeated="3"/>
          <table:table-cell office:value-type="float" office:value="40.730213" calcext:value-type="float">
            <text:p>40.7302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.007662" calcext:value-type="float">
            <text:p>35.007662</text:p>
          </table:table-cell>
          <table:table-cell/>
          <table:table-cell office:value-type="float" office:value="5.345782" calcext:value-type="float">
            <text:p>5.345782</text:p>
          </table:table-cell>
          <table:table-cell table:number-columns-repeated="3"/>
          <table:table-cell office:value-type="float" office:value="40.353444" calcext:value-type="float">
            <text:p>40.3534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3.031599" calcext:value-type="float">
            <text:p>33.031599</text:p>
          </table:table-cell>
          <table:table-cell/>
          <table:table-cell office:value-type="float" office:value="4.890205" calcext:value-type="float">
            <text:p>4.890205</text:p>
          </table:table-cell>
          <table:table-cell table:number-columns-repeated="3"/>
          <table:table-cell office:value-type="float" office:value="37.921804" calcext:value-type="float">
            <text:p>37.9218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2.553523" calcext:value-type="float">
            <text:p>32.553523</text:p>
          </table:table-cell>
          <table:table-cell/>
          <table:table-cell office:value-type="float" office:value="4.633463" calcext:value-type="float">
            <text:p>4.633463</text:p>
          </table:table-cell>
          <table:table-cell table:number-columns-repeated="3"/>
          <table:table-cell office:value-type="float" office:value="37.186986" calcext:value-type="float">
            <text:p>37.1869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2.432925" calcext:value-type="float">
            <text:p>32.432925</text:p>
          </table:table-cell>
          <table:table-cell/>
          <table:table-cell office:value-type="float" office:value="4.508284" calcext:value-type="float">
            <text:p>4.508284</text:p>
          </table:table-cell>
          <table:table-cell table:number-columns-repeated="3"/>
          <table:table-cell office:value-type="float" office:value="36.941208" calcext:value-type="float">
            <text:p>36.9412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3.435717" calcext:value-type="float">
            <text:p>33.435717</text:p>
          </table:table-cell>
          <table:table-cell/>
          <table:table-cell office:value-type="float" office:value="4.30605" calcext:value-type="float">
            <text:p>4.30605</text:p>
          </table:table-cell>
          <table:table-cell table:number-columns-repeated="3"/>
          <table:table-cell office:value-type="float" office:value="37.741767" calcext:value-type="float">
            <text:p>37.7417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9.610953" calcext:value-type="float">
            <text:p>29.610953</text:p>
          </table:table-cell>
          <table:table-cell/>
          <table:table-cell office:value-type="float" office:value="4.128853" calcext:value-type="float">
            <text:p>4.128853</text:p>
          </table:table-cell>
          <table:table-cell table:number-columns-repeated="3"/>
          <table:table-cell office:value-type="float" office:value="33.739806" calcext:value-type="float">
            <text:p>33.7398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0.606733" calcext:value-type="float">
            <text:p>30.606733</text:p>
          </table:table-cell>
          <table:table-cell/>
          <table:table-cell office:value-type="float" office:value="3.990943" calcext:value-type="float">
            <text:p>3.990943</text:p>
          </table:table-cell>
          <table:table-cell table:number-columns-repeated="3"/>
          <table:table-cell office:value-type="float" office:value="34.597676" calcext:value-type="float">
            <text:p>34.5976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6.883291" calcext:value-type="float">
            <text:p>26.883291</text:p>
          </table:table-cell>
          <table:table-cell/>
          <table:table-cell office:value-type="float" office:value="3.907947" calcext:value-type="float">
            <text:p>3.907947</text:p>
          </table:table-cell>
          <table:table-cell table:number-columns-repeated="3"/>
          <table:table-cell office:value-type="float" office:value="30.791238" calcext:value-type="float">
            <text:p>30.79123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 generation per analys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iter idle t.</text:p>
          </table:table-cell>
          <table:table-cell office:value-type="string" calcext:value-type="string">
            <text:p>analyze t</text:p>
          </table:table-cell>
          <table:table-cell office:value-type="string" calcext:value-type="string">
            <text:p>ana. Idle t.</text:p>
          </table:table-cell>
          <table:table-cell office:value-type="string" calcext:value-type="string">
            <text:p>transfer t.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7.140573" calcext:value-type="float">
            <text:p>47.140573</text:p>
          </table:table-cell>
          <table:table-cell office:value-type="float" office:value="16.445983" calcext:value-type="float">
            <text:p>16.445983</text:p>
          </table:table-cell>
          <table:table-cell office:value-type="float" office:value="47.14177" calcext:value-type="float">
            <text:p>47.14177</text:p>
          </table:table-cell>
          <table:table-cell office:value-type="float" office:value="0.00438" calcext:value-type="float">
            <text:p>0.00438</text:p>
          </table:table-cell>
          <table:table-cell office:value-type="float" office:value="16.532794" calcext:value-type="float">
            <text:p>16.532794</text:p>
          </table:table-cell>
          <table:table-cell office:value-type="float" office:value="30.589879" calcext:value-type="float">
            <text:p>30.589879</text:p>
          </table:table-cell>
          <table:table-cell office:value-type="float" office:value="47.141891" calcext:value-type="float">
            <text:p>47.1418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.778897" calcext:value-type="float">
            <text:p>29.778897</text:p>
          </table:table-cell>
          <table:table-cell office:value-type="float" office:value="0.008053" calcext:value-type="float">
            <text:p>0.008053</text:p>
          </table:table-cell>
          <table:table-cell office:value-type="float" office:value="29.77983" calcext:value-type="float">
            <text:p>29.77983</text:p>
          </table:table-cell>
          <table:table-cell office:value-type="float" office:value="6.170354" calcext:value-type="float">
            <text:p>6.170354</text:p>
          </table:table-cell>
          <table:table-cell office:value-type="float" office:value="8.312274" calcext:value-type="float">
            <text:p>8.312274</text:p>
          </table:table-cell>
          <table:table-cell office:value-type="float" office:value="15.277974" calcext:value-type="float">
            <text:p>15.277974</text:p>
          </table:table-cell>
          <table:table-cell office:value-type="float" office:value="29.779957" calcext:value-type="float">
            <text:p>29.7799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3.055992" calcext:value-type="float">
            <text:p>33.055992</text:p>
          </table:table-cell>
          <table:table-cell office:value-type="float" office:value="0.010175" calcext:value-type="float">
            <text:p>0.010175</text:p>
          </table:table-cell>
          <table:table-cell office:value-type="float" office:value="33.056608" calcext:value-type="float">
            <text:p>33.056608</text:p>
          </table:table-cell>
          <table:table-cell office:value-type="float" office:value="17.209708" calcext:value-type="float">
            <text:p>17.209708</text:p>
          </table:table-cell>
          <table:table-cell office:value-type="float" office:value="5.573816" calcext:value-type="float">
            <text:p>5.573816</text:p>
          </table:table-cell>
          <table:table-cell office:value-type="float" office:value="10.255583" calcext:value-type="float">
            <text:p>10.255583</text:p>
          </table:table-cell>
          <table:table-cell office:value-type="float" office:value="33.056729" calcext:value-type="float">
            <text:p>33.0567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2.52427" calcext:value-type="float">
            <text:p>32.52427</text:p>
          </table:table-cell>
          <table:table-cell office:value-type="float" office:value="0.009027" calcext:value-type="float">
            <text:p>0.009027</text:p>
          </table:table-cell>
          <table:table-cell office:value-type="float" office:value="32.524738" calcext:value-type="float">
            <text:p>32.524738</text:p>
          </table:table-cell>
          <table:table-cell office:value-type="float" office:value="20.642205" calcext:value-type="float">
            <text:p>20.642205</text:p>
          </table:table-cell>
          <table:table-cell office:value-type="float" office:value="4.190274" calcext:value-type="float">
            <text:p>4.190274</text:p>
          </table:table-cell>
          <table:table-cell office:value-type="float" office:value="7.669499" calcext:value-type="float">
            <text:p>7.669499</text:p>
          </table:table-cell>
          <table:table-cell office:value-type="float" office:value="32.524861" calcext:value-type="float">
            <text:p>32.5248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3.685192" calcext:value-type="float">
            <text:p>33.685192</text:p>
          </table:table-cell>
          <table:table-cell office:value-type="float" office:value="0.008845" calcext:value-type="float">
            <text:p>0.008845</text:p>
          </table:table-cell>
          <table:table-cell office:value-type="float" office:value="33.685558" calcext:value-type="float">
            <text:p>33.685558</text:p>
          </table:table-cell>
          <table:table-cell office:value-type="float" office:value="24.124669" calcext:value-type="float">
            <text:p>24.124669</text:p>
          </table:table-cell>
          <table:table-cell office:value-type="float" office:value="3.359959" calcext:value-type="float">
            <text:p>3.359959</text:p>
          </table:table-cell>
          <table:table-cell office:value-type="float" office:value="6.173688" calcext:value-type="float">
            <text:p>6.173688</text:p>
          </table:table-cell>
          <table:table-cell office:value-type="float" office:value="33.685678" calcext:value-type="float">
            <text:p>33.6856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.80263" calcext:value-type="float">
            <text:p>34.80263</text:p>
          </table:table-cell>
          <table:table-cell office:value-type="float" office:value="0.008848" calcext:value-type="float">
            <text:p>0.008848</text:p>
          </table:table-cell>
          <table:table-cell office:value-type="float" office:value="34.802938" calcext:value-type="float">
            <text:p>34.802938</text:p>
          </table:table-cell>
          <table:table-cell office:value-type="float" office:value="26.802271" calcext:value-type="float">
            <text:p>26.802271</text:p>
          </table:table-cell>
          <table:table-cell office:value-type="float" office:value="2.809703" calcext:value-type="float">
            <text:p>2.809703</text:p>
          </table:table-cell>
          <table:table-cell office:value-type="float" office:value="5.157937" calcext:value-type="float">
            <text:p>5.157937</text:p>
          </table:table-cell>
          <table:table-cell office:value-type="float" office:value="34.803016" calcext:value-type="float">
            <text:p>34.8030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6.622014" calcext:value-type="float">
            <text:p>36.622014</text:p>
          </table:table-cell>
          <table:table-cell office:value-type="float" office:value="0.008632" calcext:value-type="float">
            <text:p>0.008632</text:p>
          </table:table-cell>
          <table:table-cell office:value-type="float" office:value="36.622279" calcext:value-type="float">
            <text:p>36.622279</text:p>
          </table:table-cell>
          <table:table-cell office:value-type="float" office:value="29.641865" calcext:value-type="float">
            <text:p>29.641865</text:p>
          </table:table-cell>
          <table:table-cell office:value-type="float" office:value="2.464197" calcext:value-type="float">
            <text:p>2.464197</text:p>
          </table:table-cell>
          <table:table-cell office:value-type="float" office:value="4.479312" calcext:value-type="float">
            <text:p>4.479312</text:p>
          </table:table-cell>
          <table:table-cell office:value-type="float" office:value="36.622401" calcext:value-type="float">
            <text:p>36.6224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7.016661" calcext:value-type="float">
            <text:p>37.016661</text:p>
          </table:table-cell>
          <table:table-cell office:value-type="float" office:value="0.008728" calcext:value-type="float">
            <text:p>0.008728</text:p>
          </table:table-cell>
          <table:table-cell office:value-type="float" office:value="37.016892" calcext:value-type="float">
            <text:p>37.016892</text:p>
          </table:table-cell>
          <table:table-cell office:value-type="float" office:value="30.825711" calcext:value-type="float">
            <text:p>30.825711</text:p>
          </table:table-cell>
          <table:table-cell office:value-type="float" office:value="2.173987" calcext:value-type="float">
            <text:p>2.173987</text:p>
          </table:table-cell>
          <table:table-cell office:value-type="float" office:value="3.975829" calcext:value-type="float">
            <text:p>3.975829</text:p>
          </table:table-cell>
          <table:table-cell office:value-type="float" office:value="37.01697" calcext:value-type="float">
            <text:p>37.016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0.540993" calcext:value-type="float">
            <text:p>40.540993</text:p>
          </table:table-cell>
          <table:table-cell office:value-type="float" office:value="0.00824" calcext:value-type="float">
            <text:p>0.00824</text:p>
          </table:table-cell>
          <table:table-cell office:value-type="float" office:value="40.541202" calcext:value-type="float">
            <text:p>40.541202</text:p>
          </table:table-cell>
          <table:table-cell office:value-type="float" office:value="34.961036" calcext:value-type="float">
            <text:p>34.961036</text:p>
          </table:table-cell>
          <table:table-cell office:value-type="float" office:value="1.945202" calcext:value-type="float">
            <text:p>1.945202</text:p>
          </table:table-cell>
          <table:table-cell office:value-type="float" office:value="3.587653" calcext:value-type="float">
            <text:p>3.587653</text:p>
          </table:table-cell>
          <table:table-cell office:value-type="float" office:value="40.541323" calcext:value-type="float">
            <text:p>40.5413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9.359647" calcext:value-type="float">
            <text:p>49.359647</text:p>
          </table:table-cell>
          <table:table-cell office:value-type="float" office:value="0.008095" calcext:value-type="float">
            <text:p>0.008095</text:p>
          </table:table-cell>
          <table:table-cell office:value-type="float" office:value="49.359824" calcext:value-type="float">
            <text:p>49.359824</text:p>
          </table:table-cell>
          <table:table-cell office:value-type="float" office:value="44.071555" calcext:value-type="float">
            <text:p>44.071555</text:p>
          </table:table-cell>
          <table:table-cell office:value-type="float" office:value="1.824308" calcext:value-type="float">
            <text:p>1.824308</text:p>
          </table:table-cell>
          <table:table-cell office:value-type="float" office:value="3.410633" calcext:value-type="float">
            <text:p>3.410633</text:p>
          </table:table-cell>
          <table:table-cell office:value-type="float" office:value="49.35995" calcext:value-type="float">
            <text:p>49.359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1.913507" calcext:value-type="float">
            <text:p>51.913507</text:p>
          </table:table-cell>
          <table:table-cell office:value-type="float" office:value="0.009293" calcext:value-type="float">
            <text:p>0.009293</text:p>
          </table:table-cell>
          <table:table-cell office:value-type="float" office:value="51.913677" calcext:value-type="float">
            <text:p>51.913677</text:p>
          </table:table-cell>
          <table:table-cell office:value-type="float" office:value="47.185005" calcext:value-type="float">
            <text:p>47.185005</text:p>
          </table:table-cell>
          <table:table-cell office:value-type="float" office:value="1.623892" calcext:value-type="float">
            <text:p>1.623892</text:p>
          </table:table-cell>
          <table:table-cell office:value-type="float" office:value="3.04268" calcext:value-type="float">
            <text:p>3.04268</text:p>
          </table:table-cell>
          <table:table-cell office:value-type="float" office:value="51.913751" calcext:value-type="float">
            <text:p>51.9137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7.641923" calcext:value-type="float">
            <text:p>57.641923</text:p>
          </table:table-cell>
          <table:table-cell office:value-type="float" office:value="0.007998" calcext:value-type="float">
            <text:p>0.007998</text:p>
          </table:table-cell>
          <table:table-cell office:value-type="float" office:value="57.642081" calcext:value-type="float">
            <text:p>57.642081</text:p>
          </table:table-cell>
          <table:table-cell office:value-type="float" office:value="53.073113" calcext:value-type="float">
            <text:p>53.073113</text:p>
          </table:table-cell>
          <table:table-cell office:value-type="float" office:value="1.549176" calcext:value-type="float">
            <text:p>1.549176</text:p>
          </table:table-cell>
          <table:table-cell office:value-type="float" office:value="2.954535" calcext:value-type="float">
            <text:p>2.954535</text:p>
          </table:table-cell>
          <table:table-cell office:value-type="float" office:value="57.642202" calcext:value-type="float">
            <text:p>57.64220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RAM onl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6.417592" calcext:value-type="float">
            <text:p>146.417592</text:p>
          </table:table-cell>
          <table:table-cell/>
          <table:table-cell office:value-type="float" office:value="18.73703" calcext:value-type="float">
            <text:p>18.73703</text:p>
          </table:table-cell>
          <table:table-cell table:number-columns-repeated="3"/>
          <table:table-cell office:value-type="float" office:value="165.154622" calcext:value-type="float">
            <text:p>165.1546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5.969524" calcext:value-type="float">
            <text:p>85.969524</text:p>
          </table:table-cell>
          <table:table-cell/>
          <table:table-cell office:value-type="float" office:value="9.962936" calcext:value-type="float">
            <text:p>9.962936</text:p>
          </table:table-cell>
          <table:table-cell table:number-columns-repeated="3"/>
          <table:table-cell office:value-type="float" office:value="95.93246" calcext:value-type="float">
            <text:p>95.932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.787712" calcext:value-type="float">
            <text:p>64.787712</text:p>
          </table:table-cell>
          <table:table-cell/>
          <table:table-cell office:value-type="float" office:value="6.84778" calcext:value-type="float">
            <text:p>6.84778</text:p>
          </table:table-cell>
          <table:table-cell table:number-columns-repeated="3"/>
          <table:table-cell office:value-type="float" office:value="71.635492" calcext:value-type="float">
            <text:p>71.6354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1.704174" calcext:value-type="float">
            <text:p>51.704174</text:p>
          </table:table-cell>
          <table:table-cell/>
          <table:table-cell office:value-type="float" office:value="5.264957" calcext:value-type="float">
            <text:p>5.264957</text:p>
          </table:table-cell>
          <table:table-cell table:number-columns-repeated="3"/>
          <table:table-cell office:value-type="float" office:value="56.969131" calcext:value-type="float">
            <text:p>56.9691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6.867834" calcext:value-type="float">
            <text:p>46.867834</text:p>
          </table:table-cell>
          <table:table-cell/>
          <table:table-cell office:value-type="float" office:value="4.307537" calcext:value-type="float">
            <text:p>4.307537</text:p>
          </table:table-cell>
          <table:table-cell table:number-columns-repeated="3"/>
          <table:table-cell office:value-type="float" office:value="51.175371" calcext:value-type="float">
            <text:p>51.1753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5.076844" calcext:value-type="float">
            <text:p>45.076844</text:p>
          </table:table-cell>
          <table:table-cell/>
          <table:table-cell office:value-type="float" office:value="3.658081" calcext:value-type="float">
            <text:p>3.658081</text:p>
          </table:table-cell>
          <table:table-cell table:number-columns-repeated="3"/>
          <table:table-cell office:value-type="float" office:value="48.734925" calcext:value-type="float">
            <text:p>48.7349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7.437602" calcext:value-type="float">
            <text:p>37.437602</text:p>
          </table:table-cell>
          <table:table-cell/>
          <table:table-cell office:value-type="float" office:value="3.211964" calcext:value-type="float">
            <text:p>3.211964</text:p>
          </table:table-cell>
          <table:table-cell table:number-columns-repeated="3"/>
          <table:table-cell office:value-type="float" office:value="40.649566" calcext:value-type="float">
            <text:p>40.6495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4.845937" calcext:value-type="float">
            <text:p>34.845937</text:p>
          </table:table-cell>
          <table:table-cell/>
          <table:table-cell office:value-type="float" office:value="2.924839" calcext:value-type="float">
            <text:p>2.924839</text:p>
          </table:table-cell>
          <table:table-cell table:number-columns-repeated="3"/>
          <table:table-cell office:value-type="float" office:value="37.770776" calcext:value-type="float">
            <text:p>37.7707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.08202" calcext:value-type="float">
            <text:p>35.08202</text:p>
          </table:table-cell>
          <table:table-cell/>
          <table:table-cell office:value-type="float" office:value="2.682484" calcext:value-type="float">
            <text:p>2.682484</text:p>
          </table:table-cell>
          <table:table-cell table:number-columns-repeated="3"/>
          <table:table-cell office:value-type="float" office:value="37.764504" calcext:value-type="float">
            <text:p>37.7645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3.242835" calcext:value-type="float">
            <text:p>33.242835</text:p>
          </table:table-cell>
          <table:table-cell/>
          <table:table-cell office:value-type="float" office:value="2.496835" calcext:value-type="float">
            <text:p>2.496835</text:p>
          </table:table-cell>
          <table:table-cell table:number-columns-repeated="3"/>
          <table:table-cell office:value-type="float" office:value="35.73967" calcext:value-type="float">
            <text:p>35.739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2.680698" calcext:value-type="float">
            <text:p>32.680698</text:p>
          </table:table-cell>
          <table:table-cell/>
          <table:table-cell office:value-type="float" office:value="2.376009" calcext:value-type="float">
            <text:p>2.376009</text:p>
          </table:table-cell>
          <table:table-cell table:number-columns-repeated="3"/>
          <table:table-cell office:value-type="float" office:value="35.056707" calcext:value-type="float">
            <text:p>35.0567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2.475129" calcext:value-type="float">
            <text:p>32.475129</text:p>
          </table:table-cell>
          <table:table-cell/>
          <table:table-cell office:value-type="float" office:value="2.30705" calcext:value-type="float">
            <text:p>2.30705</text:p>
          </table:table-cell>
          <table:table-cell table:number-columns-repeated="3"/>
          <table:table-cell office:value-type="float" office:value="34.782179" calcext:value-type="float">
            <text:p>34.7821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3.166974" calcext:value-type="float">
            <text:p>33.166974</text:p>
          </table:table-cell>
          <table:table-cell/>
          <table:table-cell office:value-type="float" office:value="2.219832" calcext:value-type="float">
            <text:p>2.219832</text:p>
          </table:table-cell>
          <table:table-cell table:number-columns-repeated="3"/>
          <table:table-cell office:value-type="float" office:value="35.386806" calcext:value-type="float">
            <text:p>35.3868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9.607111" calcext:value-type="float">
            <text:p>29.607111</text:p>
          </table:table-cell>
          <table:table-cell/>
          <table:table-cell office:value-type="float" office:value="2.134495" calcext:value-type="float">
            <text:p>2.134495</text:p>
          </table:table-cell>
          <table:table-cell table:number-columns-repeated="3"/>
          <table:table-cell office:value-type="float" office:value="31.741606" calcext:value-type="float">
            <text:p>31.7416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0.752974" calcext:value-type="float">
            <text:p>30.752974</text:p>
          </table:table-cell>
          <table:table-cell/>
          <table:table-cell office:value-type="float" office:value="2.073255" calcext:value-type="float">
            <text:p>2.073255</text:p>
          </table:table-cell>
          <table:table-cell table:number-columns-repeated="3"/>
          <table:table-cell office:value-type="float" office:value="32.826228" calcext:value-type="float">
            <text:p>32.8262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6.70659" calcext:value-type="float">
            <text:p>26.70659</text:p>
          </table:table-cell>
          <table:table-cell/>
          <table:table-cell office:value-type="float" office:value="2.029808" calcext:value-type="float">
            <text:p>2.029808</text:p>
          </table:table-cell>
          <table:table-cell table:number-columns-repeated="3"/>
          <table:table-cell office:value-type="float" office:value="28.736398" calcext:value-type="float">
            <text:p>28.73639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 generation per analys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iter idle t.</text:p>
          </table:table-cell>
          <table:table-cell office:value-type="string" calcext:value-type="string">
            <text:p>analyze t</text:p>
          </table:table-cell>
          <table:table-cell office:value-type="string" calcext:value-type="string">
            <text:p>ana. Idle t.</text:p>
          </table:table-cell>
          <table:table-cell office:value-type="string" calcext:value-type="string">
            <text:p>transfer t.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1.720212" calcext:value-type="float">
            <text:p>31.720212</text:p>
          </table:table-cell>
          <table:table-cell office:value-type="float" office:value="1.069891" calcext:value-type="float">
            <text:p>1.069891</text:p>
          </table:table-cell>
          <table:table-cell office:value-type="float" office:value="31.722059" calcext:value-type="float">
            <text:p>31.722059</text:p>
          </table:table-cell>
          <table:table-cell office:value-type="float" office:value="0.007432" calcext:value-type="float">
            <text:p>0.007432</text:p>
          </table:table-cell>
          <table:table-cell office:value-type="float" office:value="11.173297" calcext:value-type="float">
            <text:p>11.173297</text:p>
          </table:table-cell>
          <table:table-cell office:value-type="float" office:value="20.531872" calcext:value-type="float">
            <text:p>20.531872</text:p>
          </table:table-cell>
          <table:table-cell office:value-type="float" office:value="31.722187" calcext:value-type="float">
            <text:p>31.7221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.593245" calcext:value-type="float">
            <text:p>29.593245</text:p>
          </table:table-cell>
          <table:table-cell office:value-type="float" office:value="0.007108" calcext:value-type="float">
            <text:p>0.007108</text:p>
          </table:table-cell>
          <table:table-cell office:value-type="float" office:value="29.594214" calcext:value-type="float">
            <text:p>29.594214</text:p>
          </table:table-cell>
          <table:table-cell office:value-type="float" office:value="13.76375" calcext:value-type="float">
            <text:p>13.76375</text:p>
          </table:table-cell>
          <table:table-cell office:value-type="float" office:value="5.598116" calcext:value-type="float">
            <text:p>5.598116</text:p>
          </table:table-cell>
          <table:table-cell office:value-type="float" office:value="10.217927" calcext:value-type="float">
            <text:p>10.217927</text:p>
          </table:table-cell>
          <table:table-cell office:value-type="float" office:value="29.594338" calcext:value-type="float">
            <text:p>29.5943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3.167099" calcext:value-type="float">
            <text:p>33.167099</text:p>
          </table:table-cell>
          <table:table-cell office:value-type="float" office:value="0.007722" calcext:value-type="float">
            <text:p>0.007722</text:p>
          </table:table-cell>
          <table:table-cell office:value-type="float" office:value="33.167748" calcext:value-type="float">
            <text:p>33.167748</text:p>
          </table:table-cell>
          <table:table-cell office:value-type="float" office:value="22.523485" calcext:value-type="float">
            <text:p>22.523485</text:p>
          </table:table-cell>
          <table:table-cell office:value-type="float" office:value="3.750217" calcext:value-type="float">
            <text:p>3.750217</text:p>
          </table:table-cell>
          <table:table-cell office:value-type="float" office:value="6.882298" calcext:value-type="float">
            <text:p>6.882298</text:p>
          </table:table-cell>
          <table:table-cell office:value-type="float" office:value="33.167871" calcext:value-type="float">
            <text:p>33.1678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2.609286" calcext:value-type="float">
            <text:p>32.609286</text:p>
          </table:table-cell>
          <table:table-cell office:value-type="float" office:value="0.008148" calcext:value-type="float">
            <text:p>0.008148</text:p>
          </table:table-cell>
          <table:table-cell office:value-type="float" office:value="32.609778" calcext:value-type="float">
            <text:p>32.609778</text:p>
          </table:table-cell>
          <table:table-cell office:value-type="float" office:value="24.66626" calcext:value-type="float">
            <text:p>24.66626</text:p>
          </table:table-cell>
          <table:table-cell office:value-type="float" office:value="2.803568" calcext:value-type="float">
            <text:p>2.803568</text:p>
          </table:table-cell>
          <table:table-cell office:value-type="float" office:value="5.124654" calcext:value-type="float">
            <text:p>5.124654</text:p>
          </table:table-cell>
          <table:table-cell office:value-type="float" office:value="32.609852" calcext:value-type="float">
            <text:p>32.6098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3.613706" calcext:value-type="float">
            <text:p>33.613706</text:p>
          </table:table-cell>
          <table:table-cell office:value-type="float" office:value="0.007625" calcext:value-type="float">
            <text:p>0.007625</text:p>
          </table:table-cell>
          <table:table-cell office:value-type="float" office:value="33.614109" calcext:value-type="float">
            <text:p>33.614109</text:p>
          </table:table-cell>
          <table:table-cell office:value-type="float" office:value="26.871331" calcext:value-type="float">
            <text:p>26.871331</text:p>
          </table:table-cell>
          <table:table-cell office:value-type="float" office:value="2.35693" calcext:value-type="float">
            <text:p>2.35693</text:p>
          </table:table-cell>
          <table:table-cell office:value-type="float" office:value="4.367852" calcext:value-type="float">
            <text:p>4.367852</text:p>
          </table:table-cell>
          <table:table-cell office:value-type="float" office:value="33.614228" calcext:value-type="float">
            <text:p>33.6142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5.048667" calcext:value-type="float">
            <text:p>35.048667</text:p>
          </table:table-cell>
          <table:table-cell office:value-type="float" office:value="0.007772" calcext:value-type="float">
            <text:p>0.007772</text:p>
          </table:table-cell>
          <table:table-cell office:value-type="float" office:value="35.049011" calcext:value-type="float">
            <text:p>35.049011</text:p>
          </table:table-cell>
          <table:table-cell office:value-type="float" office:value="29.691319" calcext:value-type="float">
            <text:p>29.691319</text:p>
          </table:table-cell>
          <table:table-cell office:value-type="float" office:value="1.888077" calcext:value-type="float">
            <text:p>1.888077</text:p>
          </table:table-cell>
          <table:table-cell office:value-type="float" office:value="3.447965" calcext:value-type="float">
            <text:p>3.447965</text:p>
          </table:table-cell>
          <table:table-cell office:value-type="float" office:value="35.049084" calcext:value-type="float">
            <text:p>35.0490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7.147719" calcext:value-type="float">
            <text:p>37.147719</text:p>
          </table:table-cell>
          <table:table-cell office:value-type="float" office:value="0.007466" calcext:value-type="float">
            <text:p>0.007466</text:p>
          </table:table-cell>
          <table:table-cell office:value-type="float" office:value="37.148016" calcext:value-type="float">
            <text:p>37.148016</text:p>
          </table:table-cell>
          <table:table-cell office:value-type="float" office:value="32.507055" calcext:value-type="float">
            <text:p>32.507055</text:p>
          </table:table-cell>
          <table:table-cell office:value-type="float" office:value="1.631405" calcext:value-type="float">
            <text:p>1.631405</text:p>
          </table:table-cell>
          <table:table-cell office:value-type="float" office:value="2.985359" calcext:value-type="float">
            <text:p>2.985359</text:p>
          </table:table-cell>
          <table:table-cell office:value-type="float" office:value="37.148142" calcext:value-type="float">
            <text:p>37.1481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7.175636" calcext:value-type="float">
            <text:p>37.175636</text:p>
          </table:table-cell>
          <table:table-cell office:value-type="float" office:value="0.008427" calcext:value-type="float">
            <text:p>0.008427</text:p>
          </table:table-cell>
          <table:table-cell office:value-type="float" office:value="37.175899" calcext:value-type="float">
            <text:p>37.175899</text:p>
          </table:table-cell>
          <table:table-cell office:value-type="float" office:value="33.018536" calcext:value-type="float">
            <text:p>33.018536</text:p>
          </table:table-cell>
          <table:table-cell office:value-type="float" office:value="1.472574" calcext:value-type="float">
            <text:p>1.472574</text:p>
          </table:table-cell>
          <table:table-cell office:value-type="float" office:value="2.656899" calcext:value-type="float">
            <text:p>2.656899</text:p>
          </table:table-cell>
          <table:table-cell office:value-type="float" office:value="37.176026" calcext:value-type="float">
            <text:p>37.1760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0.916915" calcext:value-type="float">
            <text:p>40.916915</text:p>
          </table:table-cell>
          <table:table-cell office:value-type="float" office:value="0.007844" calcext:value-type="float">
            <text:p>0.007844</text:p>
          </table:table-cell>
          <table:table-cell office:value-type="float" office:value="40.917149" calcext:value-type="float">
            <text:p>40.917149</text:p>
          </table:table-cell>
          <table:table-cell office:value-type="float" office:value="37.179315" calcext:value-type="float">
            <text:p>37.179315</text:p>
          </table:table-cell>
          <table:table-cell office:value-type="float" office:value="1.319052" calcext:value-type="float">
            <text:p>1.319052</text:p>
          </table:table-cell>
          <table:table-cell office:value-type="float" office:value="2.386915" calcext:value-type="float">
            <text:p>2.386915</text:p>
          </table:table-cell>
          <table:table-cell office:value-type="float" office:value="40.917275" calcext:value-type="float">
            <text:p>40.9172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9.848577" calcext:value-type="float">
            <text:p>49.848577</text:p>
          </table:table-cell>
          <table:table-cell office:value-type="float" office:value="0.007947" calcext:value-type="float">
            <text:p>0.007947</text:p>
          </table:table-cell>
          <table:table-cell office:value-type="float" office:value="49.848792" calcext:value-type="float">
            <text:p>49.848792</text:p>
          </table:table-cell>
          <table:table-cell office:value-type="float" office:value="46.330391" calcext:value-type="float">
            <text:p>46.330391</text:p>
          </table:table-cell>
          <table:table-cell office:value-type="float" office:value="1.225627" calcext:value-type="float">
            <text:p>1.225627</text:p>
          </table:table-cell>
          <table:table-cell office:value-type="float" office:value="2.256226" calcext:value-type="float">
            <text:p>2.256226</text:p>
          </table:table-cell>
          <table:table-cell office:value-type="float" office:value="49.84892" calcext:value-type="float">
            <text:p>49.848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2.004757" calcext:value-type="float">
            <text:p>52.004757</text:p>
          </table:table-cell>
          <table:table-cell office:value-type="float" office:value="0.008157" calcext:value-type="float">
            <text:p>0.008157</text:p>
          </table:table-cell>
          <table:table-cell office:value-type="float" office:value="52.004953" calcext:value-type="float">
            <text:p>52.004953</text:p>
          </table:table-cell>
          <table:table-cell office:value-type="float" office:value="48.809304" calcext:value-type="float">
            <text:p>48.809304</text:p>
          </table:table-cell>
          <table:table-cell office:value-type="float" office:value="1.110015" calcext:value-type="float">
            <text:p>1.110015</text:p>
          </table:table-cell>
          <table:table-cell office:value-type="float" office:value="2.046228" calcext:value-type="float">
            <text:p>2.046228</text:p>
          </table:table-cell>
          <table:table-cell office:value-type="float" office:value="52.005074" calcext:value-type="float">
            <text:p>52.0050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7.615745" calcext:value-type="float">
            <text:p>57.615745</text:p>
          </table:table-cell>
          <table:table-cell office:value-type="float" office:value="0.007963" calcext:value-type="float">
            <text:p>0.007963</text:p>
          </table:table-cell>
          <table:table-cell office:value-type="float" office:value="57.61593" calcext:value-type="float">
            <text:p>57.61593</text:p>
          </table:table-cell>
          <table:table-cell office:value-type="float" office:value="54.57829" calcext:value-type="float">
            <text:p>54.57829</text:p>
          </table:table-cell>
          <table:table-cell office:value-type="float" office:value="1.032432" calcext:value-type="float">
            <text:p>1.032432</text:p>
          </table:table-cell>
          <table:table-cell office:value-type="float" office:value="1.963088" calcext:value-type="float">
            <text:p>1.963088</text:p>
          </table:table-cell>
          <table:table-cell office:value-type="float" office:value="57.616052" calcext:value-type="float">
            <text:p>57.61605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RAM onl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7.297511" calcext:value-type="float">
            <text:p>147.297511</text:p>
          </table:table-cell>
          <table:table-cell/>
          <table:table-cell office:value-type="float" office:value="12.631567" calcext:value-type="float">
            <text:p>12.631567</text:p>
          </table:table-cell>
          <table:table-cell table:number-columns-repeated="3"/>
          <table:table-cell office:value-type="float" office:value="159.929078" calcext:value-type="float">
            <text:p>159.9290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6.846262" calcext:value-type="float">
            <text:p>86.846262</text:p>
          </table:table-cell>
          <table:table-cell/>
          <table:table-cell office:value-type="float" office:value="6.74845" calcext:value-type="float">
            <text:p>6.74845</text:p>
          </table:table-cell>
          <table:table-cell table:number-columns-repeated="3"/>
          <table:table-cell office:value-type="float" office:value="93.594711" calcext:value-type="float">
            <text:p>93.5947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5.613479" calcext:value-type="float">
            <text:p>65.613479</text:p>
          </table:table-cell>
          <table:table-cell/>
          <table:table-cell office:value-type="float" office:value="4.606882" calcext:value-type="float">
            <text:p>4.606882</text:p>
          </table:table-cell>
          <table:table-cell table:number-columns-repeated="3"/>
          <table:table-cell office:value-type="float" office:value="70.220361" calcext:value-type="float">
            <text:p>70.2203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1.720214" calcext:value-type="float">
            <text:p>51.720214</text:p>
          </table:table-cell>
          <table:table-cell/>
          <table:table-cell office:value-type="float" office:value="3.524302" calcext:value-type="float">
            <text:p>3.524302</text:p>
          </table:table-cell>
          <table:table-cell table:number-columns-repeated="3"/>
          <table:table-cell office:value-type="float" office:value="55.244517" calcext:value-type="float">
            <text:p>55.2445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6.494455" calcext:value-type="float">
            <text:p>46.494455</text:p>
          </table:table-cell>
          <table:table-cell/>
          <table:table-cell office:value-type="float" office:value="2.890682" calcext:value-type="float">
            <text:p>2.890682</text:p>
          </table:table-cell>
          <table:table-cell table:number-columns-repeated="3"/>
          <table:table-cell office:value-type="float" office:value="49.385137" calcext:value-type="float">
            <text:p>49.3851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5.194182" calcext:value-type="float">
            <text:p>45.194182</text:p>
          </table:table-cell>
          <table:table-cell/>
          <table:table-cell office:value-type="float" office:value="2.459538" calcext:value-type="float">
            <text:p>2.459538</text:p>
          </table:table-cell>
          <table:table-cell table:number-columns-repeated="3"/>
          <table:table-cell office:value-type="float" office:value="47.65372" calcext:value-type="float">
            <text:p>47.653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7.842295" calcext:value-type="float">
            <text:p>37.842295</text:p>
          </table:table-cell>
          <table:table-cell/>
          <table:table-cell office:value-type="float" office:value="2.203592" calcext:value-type="float">
            <text:p>2.203592</text:p>
          </table:table-cell>
          <table:table-cell table:number-columns-repeated="3"/>
          <table:table-cell office:value-type="float" office:value="40.045887" calcext:value-type="float">
            <text:p>40.0458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5.157243" calcext:value-type="float">
            <text:p>35.157243</text:p>
          </table:table-cell>
          <table:table-cell/>
          <table:table-cell office:value-type="float" office:value="1.990589" calcext:value-type="float">
            <text:p>1.990589</text:p>
          </table:table-cell>
          <table:table-cell table:number-columns-repeated="3"/>
          <table:table-cell office:value-type="float" office:value="37.147832" calcext:value-type="float">
            <text:p>37.1478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.024256" calcext:value-type="float">
            <text:p>35.024256</text:p>
          </table:table-cell>
          <table:table-cell/>
          <table:table-cell office:value-type="float" office:value="1.832098" calcext:value-type="float">
            <text:p>1.832098</text:p>
          </table:table-cell>
          <table:table-cell table:number-columns-repeated="3"/>
          <table:table-cell office:value-type="float" office:value="36.856354" calcext:value-type="float">
            <text:p>36.8563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3.411447" calcext:value-type="float">
            <text:p>33.411447</text:p>
          </table:table-cell>
          <table:table-cell/>
          <table:table-cell office:value-type="float" office:value="1.701374" calcext:value-type="float">
            <text:p>1.701374</text:p>
          </table:table-cell>
          <table:table-cell table:number-columns-repeated="3"/>
          <table:table-cell office:value-type="float" office:value="35.112821" calcext:value-type="float">
            <text:p>35.1128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2.433096" calcext:value-type="float">
            <text:p>32.433096</text:p>
          </table:table-cell>
          <table:table-cell/>
          <table:table-cell office:value-type="float" office:value="1.616585" calcext:value-type="float">
            <text:p>1.616585</text:p>
          </table:table-cell>
          <table:table-cell table:number-columns-repeated="3"/>
          <table:table-cell office:value-type="float" office:value="34.049682" calcext:value-type="float">
            <text:p>34.0496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1.467615" calcext:value-type="float">
            <text:p>31.467615</text:p>
          </table:table-cell>
          <table:table-cell/>
          <table:table-cell office:value-type="float" office:value="1.543725" calcext:value-type="float">
            <text:p>1.543725</text:p>
          </table:table-cell>
          <table:table-cell table:number-columns-repeated="3"/>
          <table:table-cell office:value-type="float" office:value="33.01134" calcext:value-type="float">
            <text:p>33.011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3.215616" calcext:value-type="float">
            <text:p>33.215616</text:p>
          </table:table-cell>
          <table:table-cell/>
          <table:table-cell office:value-type="float" office:value="1.530082" calcext:value-type="float">
            <text:p>1.530082</text:p>
          </table:table-cell>
          <table:table-cell table:number-columns-repeated="3"/>
          <table:table-cell office:value-type="float" office:value="34.745698" calcext:value-type="float">
            <text:p>34.7456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9.464148" calcext:value-type="float">
            <text:p>29.464148</text:p>
          </table:table-cell>
          <table:table-cell/>
          <table:table-cell office:value-type="float" office:value="1.474499" calcext:value-type="float">
            <text:p>1.474499</text:p>
          </table:table-cell>
          <table:table-cell table:number-columns-repeated="3"/>
          <table:table-cell office:value-type="float" office:value="30.938647" calcext:value-type="float">
            <text:p>30.9386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0.391737" calcext:value-type="float">
            <text:p>30.391737</text:p>
          </table:table-cell>
          <table:table-cell/>
          <table:table-cell office:value-type="float" office:value="1.433235" calcext:value-type="float">
            <text:p>1.433235</text:p>
          </table:table-cell>
          <table:table-cell table:number-columns-repeated="3"/>
          <table:table-cell office:value-type="float" office:value="31.824972" calcext:value-type="float">
            <text:p>31.8249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6.65652" calcext:value-type="float">
            <text:p>26.65652</text:p>
          </table:table-cell>
          <table:table-cell/>
          <table:table-cell office:value-type="float" office:value="1.4174" calcext:value-type="float">
            <text:p>1.4174</text:p>
          </table:table-cell>
          <table:table-cell table:number-columns-repeated="3"/>
          <table:table-cell office:value-type="float" office:value="28.07392" calcext:value-type="float">
            <text:p>28.07392</text:p>
          </table:table-cell>
        </table:table-row>
      </table:table>
      <table:table table:name="Result 1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2" table:number-columns-repeated="3" table:default-cell-style-name="Default"/>
        <table:table-row table:style-name="ro1">
          <table:table-cell table:number-columns-repeated="3"/>
          <table:table-cell office:value-type="string" calcext:value-type="string">
            <text:p>Result of running the data analyzing one time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oulumn 1</text:p>
          </table:table-cell>
          <table:table-cell office:value-type="string" calcext:value-type="string">
            <text:p>Total amount of core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ulumn 2 </text:p>
          </table:table-cell>
          <table:table-cell office:value-type="string" calcext:value-type="string">
            <text:p>Cores used on data generati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ulumn 3</text:p>
          </table:table-cell>
          <table:table-cell office:value-type="string" calcext:value-type="string">
            <text:p>Cores used on data analyz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Time spent on genereating data and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ter idle t.</text:p>
          </table:table-cell>
          <table:table-cell office:value-type="string" calcext:value-type="string">
            <text:p>Time Data generating threads are spent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lyze t</text:p>
          </table:table-cell>
          <table:table-cell office:value-type="string" calcext:value-type="string">
            <text:p>Time doing data transfer, analyzing and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. Idle t.</text:p>
          </table:table-cell>
          <table:table-cell office:value-type="string" calcext:value-type="string">
            <text:p>Time analyze threads are spent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ransfer t.</text:p>
          </table:table-cell>
          <table:table-cell office:value-type="string" calcext:value-type="string">
            <text:p>Time analyze threads spent on transfering dat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lyze</text:p>
          </table:table-cell>
          <table:table-cell office:value-type="string" calcext:value-type="string">
            <text:p>Time analyze threads spent on analyzing dat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 time</text:p>
          </table:table-cell>
          <table:table-cell office:value-type="string" calcext:value-type="string">
            <text:p>Total time from the program split in two until it ended.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iter idle t.</text:p>
          </table:table-cell>
          <table:table-cell office:value-type="string" calcext:value-type="string">
            <text:p>analyze t</text:p>
          </table:table-cell>
          <table:table-cell office:value-type="string" calcext:value-type="string">
            <text:p>ana. Idle t.</text:p>
          </table:table-cell>
          <table:table-cell office:value-type="string" calcext:value-type="string">
            <text:p>transfer t.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3.774136" calcext:value-type="float">
            <text:p>63.774136</text:p>
          </table:table-cell>
          <table:table-cell office:value-type="float" office:value="33.153764" calcext:value-type="float">
            <text:p>33.153764</text:p>
          </table:table-cell>
          <table:table-cell office:value-type="float" office:value="63.774729" calcext:value-type="float">
            <text:p>63.774729</text:p>
          </table:table-cell>
          <table:table-cell office:value-type="float" office:value="0.007924" calcext:value-type="float">
            <text:p>0.007924</text:p>
          </table:table-cell>
          <table:table-cell office:value-type="float" office:value="33.08892" calcext:value-type="float">
            <text:p>33.08892</text:p>
          </table:table-cell>
          <table:table-cell office:value-type="float" office:value="30.644751" calcext:value-type="float">
            <text:p>30.644751</text:p>
          </table:table-cell>
          <table:table-cell office:value-type="float" office:value="63.774854" calcext:value-type="float">
            <text:p>63.7748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2.228804" calcext:value-type="float">
            <text:p>32.228804</text:p>
          </table:table-cell>
          <table:table-cell office:value-type="float" office:value="2.290728" calcext:value-type="float">
            <text:p>2.290728</text:p>
          </table:table-cell>
          <table:table-cell office:value-type="float" office:value="32.229093" calcext:value-type="float">
            <text:p>32.229093</text:p>
          </table:table-cell>
          <table:table-cell office:value-type="float" office:value="0.146922" calcext:value-type="float">
            <text:p>0.146922</text:p>
          </table:table-cell>
          <table:table-cell office:value-type="float" office:value="16.828418" calcext:value-type="float">
            <text:p>16.828418</text:p>
          </table:table-cell>
          <table:table-cell office:value-type="float" office:value="15.212627" calcext:value-type="float">
            <text:p>15.212627</text:p>
          </table:table-cell>
          <table:table-cell office:value-type="float" office:value="32.229221" calcext:value-type="float">
            <text:p>32.2292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.87938" calcext:value-type="float">
            <text:p>32.87938</text:p>
          </table:table-cell>
          <table:table-cell office:value-type="float" office:value="0.011672" calcext:value-type="float">
            <text:p>0.011672</text:p>
          </table:table-cell>
          <table:table-cell office:value-type="float" office:value="32.879799" calcext:value-type="float">
            <text:p>32.879799</text:p>
          </table:table-cell>
          <table:table-cell office:value-type="float" office:value="11.434457" calcext:value-type="float">
            <text:p>11.434457</text:p>
          </table:table-cell>
          <table:table-cell office:value-type="float" office:value="11.107796" calcext:value-type="float">
            <text:p>11.107796</text:p>
          </table:table-cell>
          <table:table-cell office:value-type="float" office:value="10.299077" calcext:value-type="float">
            <text:p>10.299077</text:p>
          </table:table-cell>
          <table:table-cell office:value-type="float" office:value="32.879921" calcext:value-type="float">
            <text:p>32.8799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M onl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7.059522" calcext:value-type="float">
            <text:p>147.059522</text:p>
          </table:table-cell>
          <table:table-cell/>
          <table:table-cell office:value-type="float" office:value="18.895425" calcext:value-type="float">
            <text:p>18.895425</text:p>
          </table:table-cell>
          <table:table-cell table:number-columns-repeated="3"/>
          <table:table-cell office:value-type="float" office:value="165.954947" calcext:value-type="float">
            <text:p>165.9549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5.595775" calcext:value-type="float">
            <text:p>85.595775</text:p>
          </table:table-cell>
          <table:table-cell/>
          <table:table-cell office:value-type="float" office:value="10.222581" calcext:value-type="float">
            <text:p>10.222581</text:p>
          </table:table-cell>
          <table:table-cell table:number-columns-repeated="3"/>
          <table:table-cell office:value-type="float" office:value="95.818356" calcext:value-type="float">
            <text:p>95.8183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.837584" calcext:value-type="float">
            <text:p>64.837584</text:p>
          </table:table-cell>
          <table:table-cell/>
          <table:table-cell office:value-type="float" office:value="6.973404" calcext:value-type="float">
            <text:p>6.973404</text:p>
          </table:table-cell>
          <table:table-cell table:number-columns-repeated="3"/>
          <table:table-cell office:value-type="float" office:value="71.810988" calcext:value-type="float">
            <text:p>71.8109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1.143108" calcext:value-type="float">
            <text:p>51.143108</text:p>
          </table:table-cell>
          <table:table-cell/>
          <table:table-cell office:value-type="float" office:value="5.392488" calcext:value-type="float">
            <text:p>5.392488</text:p>
          </table:table-cell>
          <table:table-cell table:number-columns-repeated="3"/>
          <table:table-cell office:value-type="float" office:value="56.535596" calcext:value-type="float">
            <text:p>56.5355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5.94926" calcext:value-type="float">
            <text:p>45.94926</text:p>
          </table:table-cell>
          <table:table-cell/>
          <table:table-cell office:value-type="float" office:value="4.40257" calcext:value-type="float">
            <text:p>4.40257</text:p>
          </table:table-cell>
          <table:table-cell table:number-columns-repeated="3"/>
          <table:table-cell office:value-type="float" office:value="50.35183" calcext:value-type="float">
            <text:p>50.351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4.835204" calcext:value-type="float">
            <text:p>44.835204</text:p>
          </table:table-cell>
          <table:table-cell/>
          <table:table-cell office:value-type="float" office:value="3.731912" calcext:value-type="float">
            <text:p>3.731912</text:p>
          </table:table-cell>
          <table:table-cell table:number-columns-repeated="3"/>
          <table:table-cell office:value-type="float" office:value="48.567116" calcext:value-type="float">
            <text:p>48.5671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7.267453" calcext:value-type="float">
            <text:p>37.267453</text:p>
          </table:table-cell>
          <table:table-cell/>
          <table:table-cell office:value-type="float" office:value="3.299916" calcext:value-type="float">
            <text:p>3.299916</text:p>
          </table:table-cell>
          <table:table-cell table:number-columns-repeated="3"/>
          <table:table-cell office:value-type="float" office:value="40.567369" calcext:value-type="float">
            <text:p>40.5673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5.065533" calcext:value-type="float">
            <text:p>35.065533</text:p>
          </table:table-cell>
          <table:table-cell/>
          <table:table-cell office:value-type="float" office:value="2.985745" calcext:value-type="float">
            <text:p>2.985745</text:p>
          </table:table-cell>
          <table:table-cell table:number-columns-repeated="3"/>
          <table:table-cell office:value-type="float" office:value="38.051278" calcext:value-type="float">
            <text:p>38.0512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4.584824" calcext:value-type="float">
            <text:p>34.584824</text:p>
          </table:table-cell>
          <table:table-cell/>
          <table:table-cell office:value-type="float" office:value="2.703729" calcext:value-type="float">
            <text:p>2.703729</text:p>
          </table:table-cell>
          <table:table-cell table:number-columns-repeated="3"/>
          <table:table-cell office:value-type="float" office:value="37.288553" calcext:value-type="float">
            <text:p>37.2885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2.946245" calcext:value-type="float">
            <text:p>32.946245</text:p>
          </table:table-cell>
          <table:table-cell/>
          <table:table-cell office:value-type="float" office:value="2.503163" calcext:value-type="float">
            <text:p>2.503163</text:p>
          </table:table-cell>
          <table:table-cell table:number-columns-repeated="3"/>
          <table:table-cell office:value-type="float" office:value="35.449408" calcext:value-type="float">
            <text:p>35.4494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2.344636" calcext:value-type="float">
            <text:p>32.344636</text:p>
          </table:table-cell>
          <table:table-cell/>
          <table:table-cell office:value-type="float" office:value="2.369728" calcext:value-type="float">
            <text:p>2.369728</text:p>
          </table:table-cell>
          <table:table-cell table:number-columns-repeated="3"/>
          <table:table-cell office:value-type="float" office:value="34.714364" calcext:value-type="float">
            <text:p>34.7143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2.23626" calcext:value-type="float">
            <text:p>32.23626</text:p>
          </table:table-cell>
          <table:table-cell/>
          <table:table-cell office:value-type="float" office:value="2.307712" calcext:value-type="float">
            <text:p>2.307712</text:p>
          </table:table-cell>
          <table:table-cell table:number-columns-repeated="3"/>
          <table:table-cell office:value-type="float" office:value="34.543972" calcext:value-type="float">
            <text:p>34.5439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3.094434" calcext:value-type="float">
            <text:p>33.094434</text:p>
          </table:table-cell>
          <table:table-cell/>
          <table:table-cell office:value-type="float" office:value="2.214527" calcext:value-type="float">
            <text:p>2.214527</text:p>
          </table:table-cell>
          <table:table-cell table:number-columns-repeated="3"/>
          <table:table-cell office:value-type="float" office:value="35.308961" calcext:value-type="float">
            <text:p>35.3089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9.36735" calcext:value-type="float">
            <text:p>29.36735</text:p>
          </table:table-cell>
          <table:table-cell/>
          <table:table-cell office:value-type="float" office:value="2.132836" calcext:value-type="float">
            <text:p>2.132836</text:p>
          </table:table-cell>
          <table:table-cell table:number-columns-repeated="3"/>
          <table:table-cell office:value-type="float" office:value="31.500186" calcext:value-type="float">
            <text:p>31.5001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0.502375" calcext:value-type="float">
            <text:p>30.502375</text:p>
          </table:table-cell>
          <table:table-cell/>
          <table:table-cell office:value-type="float" office:value="2.064502" calcext:value-type="float">
            <text:p>2.064502</text:p>
          </table:table-cell>
          <table:table-cell table:number-columns-repeated="3"/>
          <table:table-cell office:value-type="float" office:value="32.566877" calcext:value-type="float">
            <text:p>32.5668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6.439612" calcext:value-type="float">
            <text:p>26.439612</text:p>
          </table:table-cell>
          <table:table-cell/>
          <table:table-cell office:value-type="float" office:value="2.044131" calcext:value-type="float">
            <text:p>2.044131</text:p>
          </table:table-cell>
          <table:table-cell table:number-columns-repeated="3"/>
          <table:table-cell office:value-type="float" office:value="28.483743" calcext:value-type="float">
            <text:p>28.48374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 generation per analysing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2.156632" calcext:value-type="float">
            <text:p>32.156632</text:p>
          </table:table-cell>
          <table:table-cell office:value-type="float" office:value="1.53548" calcext:value-type="float">
            <text:p>1.53548</text:p>
          </table:table-cell>
          <table:table-cell office:value-type="float" office:value="32.157258" calcext:value-type="float">
            <text:p>32.157258</text:p>
          </table:table-cell>
          <table:table-cell office:value-type="float" office:value="0.014379" calcext:value-type="float">
            <text:p>0.014379</text:p>
          </table:table-cell>
          <table:table-cell office:value-type="float" office:value="16.706062" calcext:value-type="float">
            <text:p>16.706062</text:p>
          </table:table-cell>
          <table:table-cell office:value-type="float" office:value="15.419491" calcext:value-type="float">
            <text:p>15.419491</text:p>
          </table:table-cell>
          <table:table-cell office:value-type="float" office:value="32.157391" calcext:value-type="float">
            <text:p>32.1573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.584929" calcext:value-type="float">
            <text:p>29.584929</text:p>
          </table:table-cell>
          <table:table-cell office:value-type="float" office:value="0.00797" calcext:value-type="float">
            <text:p>0.00797</text:p>
          </table:table-cell>
          <table:table-cell office:value-type="float" office:value="29.585561" calcext:value-type="float">
            <text:p>29.585561</text:p>
          </table:table-cell>
          <table:table-cell office:value-type="float" office:value="13.529693" calcext:value-type="float">
            <text:p>13.529693</text:p>
          </table:table-cell>
          <table:table-cell office:value-type="float" office:value="8.310509" calcext:value-type="float">
            <text:p>8.310509</text:p>
          </table:table-cell>
          <table:table-cell office:value-type="float" office:value="7.726097" calcext:value-type="float">
            <text:p>7.726097</text:p>
          </table:table-cell>
          <table:table-cell office:value-type="float" office:value="29.585683" calcext:value-type="float">
            <text:p>29.5856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3.054852" calcext:value-type="float">
            <text:p>33.054852</text:p>
          </table:table-cell>
          <table:table-cell office:value-type="float" office:value="0.010428" calcext:value-type="float">
            <text:p>0.010428</text:p>
          </table:table-cell>
          <table:table-cell office:value-type="float" office:value="33.055265" calcext:value-type="float">
            <text:p>33.055265</text:p>
          </table:table-cell>
          <table:table-cell office:value-type="float" office:value="22.290436" calcext:value-type="float">
            <text:p>22.290436</text:p>
          </table:table-cell>
          <table:table-cell office:value-type="float" office:value="5.572658" calcext:value-type="float">
            <text:p>5.572658</text:p>
          </table:table-cell>
          <table:table-cell office:value-type="float" office:value="5.171418" calcext:value-type="float">
            <text:p>5.171418</text:p>
          </table:table-cell>
          <table:table-cell office:value-type="float" office:value="33.055395" calcext:value-type="float">
            <text:p>33.05539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M onl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1.79142" calcext:value-type="float">
            <text:p>151.79142</text:p>
          </table:table-cell>
          <table:table-cell/>
          <table:table-cell office:value-type="float" office:value="9.428266" calcext:value-type="float">
            <text:p>9.428266</text:p>
          </table:table-cell>
          <table:table-cell table:number-columns-repeated="3"/>
          <table:table-cell office:value-type="float" office:value="161.219686" calcext:value-type="float">
            <text:p>161.2196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6.863533" calcext:value-type="float">
            <text:p>86.863533</text:p>
          </table:table-cell>
          <table:table-cell/>
          <table:table-cell office:value-type="float" office:value="5.15233" calcext:value-type="float">
            <text:p>5.15233</text:p>
          </table:table-cell>
          <table:table-cell table:number-columns-repeated="3"/>
          <table:table-cell office:value-type="float" office:value="92.015863" calcext:value-type="float">
            <text:p>92.0158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5.34255" calcext:value-type="float">
            <text:p>65.34255</text:p>
          </table:table-cell>
          <table:table-cell/>
          <table:table-cell office:value-type="float" office:value="3.502055" calcext:value-type="float">
            <text:p>3.502055</text:p>
          </table:table-cell>
          <table:table-cell table:number-columns-repeated="3"/>
          <table:table-cell office:value-type="float" office:value="68.844605" calcext:value-type="float">
            <text:p>68.8446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1.765378" calcext:value-type="float">
            <text:p>51.765378</text:p>
          </table:table-cell>
          <table:table-cell/>
          <table:table-cell office:value-type="float" office:value="2.718191" calcext:value-type="float">
            <text:p>2.718191</text:p>
          </table:table-cell>
          <table:table-cell table:number-columns-repeated="3"/>
          <table:table-cell office:value-type="float" office:value="54.483569" calcext:value-type="float">
            <text:p>54.4835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6.684429" calcext:value-type="float">
            <text:p>46.684429</text:p>
          </table:table-cell>
          <table:table-cell/>
          <table:table-cell office:value-type="float" office:value="2.227194" calcext:value-type="float">
            <text:p>2.227194</text:p>
          </table:table-cell>
          <table:table-cell table:number-columns-repeated="3"/>
          <table:table-cell office:value-type="float" office:value="48.911623" calcext:value-type="float">
            <text:p>48.9116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4.453898" calcext:value-type="float">
            <text:p>44.453898</text:p>
          </table:table-cell>
          <table:table-cell/>
          <table:table-cell office:value-type="float" office:value="1.891009" calcext:value-type="float">
            <text:p>1.891009</text:p>
          </table:table-cell>
          <table:table-cell table:number-columns-repeated="3"/>
          <table:table-cell office:value-type="float" office:value="46.344907" calcext:value-type="float">
            <text:p>46.3449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7.524579" calcext:value-type="float">
            <text:p>37.524579</text:p>
          </table:table-cell>
          <table:table-cell/>
          <table:table-cell office:value-type="float" office:value="1.671761" calcext:value-type="float">
            <text:p>1.671761</text:p>
          </table:table-cell>
          <table:table-cell table:number-columns-repeated="3"/>
          <table:table-cell office:value-type="float" office:value="39.19634" calcext:value-type="float">
            <text:p>39.196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4.958548" calcext:value-type="float">
            <text:p>34.958548</text:p>
          </table:table-cell>
          <table:table-cell/>
          <table:table-cell office:value-type="float" office:value="1.529627" calcext:value-type="float">
            <text:p>1.529627</text:p>
          </table:table-cell>
          <table:table-cell table:number-columns-repeated="3"/>
          <table:table-cell office:value-type="float" office:value="36.488175" calcext:value-type="float">
            <text:p>36.4881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4.950545" calcext:value-type="float">
            <text:p>34.950545</text:p>
          </table:table-cell>
          <table:table-cell/>
          <table:table-cell office:value-type="float" office:value="1.395364" calcext:value-type="float">
            <text:p>1.395364</text:p>
          </table:table-cell>
          <table:table-cell table:number-columns-repeated="3"/>
          <table:table-cell office:value-type="float" office:value="36.345909" calcext:value-type="float">
            <text:p>36.3459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3.194371" calcext:value-type="float">
            <text:p>33.194371</text:p>
          </table:table-cell>
          <table:table-cell/>
          <table:table-cell office:value-type="float" office:value="1.300907" calcext:value-type="float">
            <text:p>1.300907</text:p>
          </table:table-cell>
          <table:table-cell table:number-columns-repeated="3"/>
          <table:table-cell office:value-type="float" office:value="34.495278" calcext:value-type="float">
            <text:p>34.4952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2.607569" calcext:value-type="float">
            <text:p>32.607569</text:p>
          </table:table-cell>
          <table:table-cell/>
          <table:table-cell office:value-type="float" office:value="1.241328" calcext:value-type="float">
            <text:p>1.241328</text:p>
          </table:table-cell>
          <table:table-cell table:number-columns-repeated="3"/>
          <table:table-cell office:value-type="float" office:value="33.848898" calcext:value-type="float">
            <text:p>33.8488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1.507308" calcext:value-type="float">
            <text:p>31.507308</text:p>
          </table:table-cell>
          <table:table-cell/>
          <table:table-cell office:value-type="float" office:value="1.181199" calcext:value-type="float">
            <text:p>1.181199</text:p>
          </table:table-cell>
          <table:table-cell table:number-columns-repeated="3"/>
          <table:table-cell office:value-type="float" office:value="32.688507" calcext:value-type="float">
            <text:p>32.6885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2.985236" calcext:value-type="float">
            <text:p>32.985236</text:p>
          </table:table-cell>
          <table:table-cell/>
          <table:table-cell office:value-type="float" office:value="1.17375" calcext:value-type="float">
            <text:p>1.17375</text:p>
          </table:table-cell>
          <table:table-cell table:number-columns-repeated="3"/>
          <table:table-cell office:value-type="float" office:value="34.158986" calcext:value-type="float">
            <text:p>34.1589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9.436987" calcext:value-type="float">
            <text:p>29.436987</text:p>
          </table:table-cell>
          <table:table-cell/>
          <table:table-cell office:value-type="float" office:value="1.133038" calcext:value-type="float">
            <text:p>1.133038</text:p>
          </table:table-cell>
          <table:table-cell table:number-columns-repeated="3"/>
          <table:table-cell office:value-type="float" office:value="30.570025" calcext:value-type="float">
            <text:p>30.5700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0.325833" calcext:value-type="float">
            <text:p>30.325833</text:p>
          </table:table-cell>
          <table:table-cell/>
          <table:table-cell office:value-type="float" office:value="1.099024" calcext:value-type="float">
            <text:p>1.099024</text:p>
          </table:table-cell>
          <table:table-cell table:number-columns-repeated="3"/>
          <table:table-cell office:value-type="float" office:value="31.424857" calcext:value-type="float">
            <text:p>31.4248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6.650992" calcext:value-type="float">
            <text:p>26.650992</text:p>
          </table:table-cell>
          <table:table-cell/>
          <table:table-cell office:value-type="float" office:value="1.100739" calcext:value-type="float">
            <text:p>1.100739</text:p>
          </table:table-cell>
          <table:table-cell table:number-columns-repeated="3"/>
          <table:table-cell office:value-type="float" office:value="27.751731" calcext:value-type="float">
            <text:p>27.75173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 generation per analysing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.495053" calcext:value-type="float">
            <text:p>30.495053</text:p>
          </table:table-cell>
          <table:table-cell office:value-type="float" office:value="0.006974" calcext:value-type="float">
            <text:p>0.006974</text:p>
          </table:table-cell>
          <table:table-cell office:value-type="float" office:value="30.495112" calcext:value-type="float">
            <text:p>30.495112</text:p>
          </table:table-cell>
          <table:table-cell office:value-type="float" office:value="9.007976" calcext:value-type="float">
            <text:p>9.007976</text:p>
          </table:table-cell>
          <table:table-cell office:value-type="float" office:value="11.141049" calcext:value-type="float">
            <text:p>11.141049</text:p>
          </table:table-cell>
          <table:table-cell office:value-type="float" office:value="10.336828" calcext:value-type="float">
            <text:p>10.336828</text:p>
          </table:table-cell>
          <table:table-cell office:value-type="float" office:value="30.495235" calcext:value-type="float">
            <text:p>30.4952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.553502" calcext:value-type="float">
            <text:p>29.553502</text:p>
          </table:table-cell>
          <table:table-cell office:value-type="float" office:value="0.006907" calcext:value-type="float">
            <text:p>0.006907</text:p>
          </table:table-cell>
          <table:table-cell office:value-type="float" office:value="29.554172" calcext:value-type="float">
            <text:p>29.554172</text:p>
          </table:table-cell>
          <table:table-cell office:value-type="float" office:value="18.810018" calcext:value-type="float">
            <text:p>18.810018</text:p>
          </table:table-cell>
          <table:table-cell office:value-type="float" office:value="5.574449" calcext:value-type="float">
            <text:p>5.574449</text:p>
          </table:table-cell>
          <table:table-cell office:value-type="float" office:value="5.156457" calcext:value-type="float">
            <text:p>5.156457</text:p>
          </table:table-cell>
          <table:table-cell office:value-type="float" office:value="29.554296" calcext:value-type="float">
            <text:p>29.5542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3.550769" calcext:value-type="float">
            <text:p>33.550769</text:p>
          </table:table-cell>
          <table:table-cell office:value-type="float" office:value="0.008797" calcext:value-type="float">
            <text:p>0.008797</text:p>
          </table:table-cell>
          <table:table-cell office:value-type="float" office:value="33.55125" calcext:value-type="float">
            <text:p>33.55125</text:p>
          </table:table-cell>
          <table:table-cell office:value-type="float" office:value="26.368436" calcext:value-type="float">
            <text:p>26.368436</text:p>
          </table:table-cell>
          <table:table-cell office:value-type="float" office:value="3.722171" calcext:value-type="float">
            <text:p>3.722171</text:p>
          </table:table-cell>
          <table:table-cell office:value-type="float" office:value="3.445972" calcext:value-type="float">
            <text:p>3.445972</text:p>
          </table:table-cell>
          <table:table-cell office:value-type="float" office:value="33.551372" calcext:value-type="float">
            <text:p>33.55137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M onl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5.579123" calcext:value-type="float">
            <text:p>145.579123</text:p>
          </table:table-cell>
          <table:table-cell/>
          <table:table-cell office:value-type="float" office:value="6.30258" calcext:value-type="float">
            <text:p>6.30258</text:p>
          </table:table-cell>
          <table:table-cell table:number-columns-repeated="3"/>
          <table:table-cell office:value-type="float" office:value="151.881704" calcext:value-type="float">
            <text:p>151.8817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7.425295" calcext:value-type="float">
            <text:p>87.425295</text:p>
          </table:table-cell>
          <table:table-cell/>
          <table:table-cell office:value-type="float" office:value="3.42969" calcext:value-type="float">
            <text:p>3.42969</text:p>
          </table:table-cell>
          <table:table-cell table:number-columns-repeated="3"/>
          <table:table-cell office:value-type="float" office:value="90.854985" calcext:value-type="float">
            <text:p>90.8549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5.420815" calcext:value-type="float">
            <text:p>65.420815</text:p>
          </table:table-cell>
          <table:table-cell/>
          <table:table-cell office:value-type="float" office:value="2.369422" calcext:value-type="float">
            <text:p>2.369422</text:p>
          </table:table-cell>
          <table:table-cell table:number-columns-repeated="3"/>
          <table:table-cell office:value-type="float" office:value="67.790237" calcext:value-type="float">
            <text:p>67.7902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1.994118" calcext:value-type="float">
            <text:p>51.994118</text:p>
          </table:table-cell>
          <table:table-cell/>
          <table:table-cell office:value-type="float" office:value="1.864529" calcext:value-type="float">
            <text:p>1.864529</text:p>
          </table:table-cell>
          <table:table-cell table:number-columns-repeated="3"/>
          <table:table-cell office:value-type="float" office:value="53.858647" calcext:value-type="float">
            <text:p>53.8586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6.850166" calcext:value-type="float">
            <text:p>46.850166</text:p>
          </table:table-cell>
          <table:table-cell/>
          <table:table-cell office:value-type="float" office:value="1.520274" calcext:value-type="float">
            <text:p>1.520274</text:p>
          </table:table-cell>
          <table:table-cell table:number-columns-repeated="3"/>
          <table:table-cell office:value-type="float" office:value="48.37044" calcext:value-type="float">
            <text:p>48.37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5.411724" calcext:value-type="float">
            <text:p>45.411724</text:p>
          </table:table-cell>
          <table:table-cell/>
          <table:table-cell office:value-type="float" office:value="1.310394" calcext:value-type="float">
            <text:p>1.310394</text:p>
          </table:table-cell>
          <table:table-cell table:number-columns-repeated="3"/>
          <table:table-cell office:value-type="float" office:value="46.722118" calcext:value-type="float">
            <text:p>46.7221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7.679307" calcext:value-type="float">
            <text:p>37.679307</text:p>
          </table:table-cell>
          <table:table-cell/>
          <table:table-cell office:value-type="float" office:value="1.152272" calcext:value-type="float">
            <text:p>1.152272</text:p>
          </table:table-cell>
          <table:table-cell table:number-columns-repeated="3"/>
          <table:table-cell office:value-type="float" office:value="38.831579" calcext:value-type="float">
            <text:p>38.8315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5.090467" calcext:value-type="float">
            <text:p>35.090467</text:p>
          </table:table-cell>
          <table:table-cell/>
          <table:table-cell office:value-type="float" office:value="1.055804" calcext:value-type="float">
            <text:p>1.055804</text:p>
          </table:table-cell>
          <table:table-cell table:number-columns-repeated="3"/>
          <table:table-cell office:value-type="float" office:value="36.146271" calcext:value-type="float">
            <text:p>36.1462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.548279" calcext:value-type="float">
            <text:p>35.548279</text:p>
          </table:table-cell>
          <table:table-cell/>
          <table:table-cell office:value-type="float" office:value="0.959383" calcext:value-type="float">
            <text:p>0.959383</text:p>
          </table:table-cell>
          <table:table-cell table:number-columns-repeated="3"/>
          <table:table-cell office:value-type="float" office:value="36.507662" calcext:value-type="float">
            <text:p>36.5076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3.860452" calcext:value-type="float">
            <text:p>33.860452</text:p>
          </table:table-cell>
          <table:table-cell/>
          <table:table-cell office:value-type="float" office:value="0.901374" calcext:value-type="float">
            <text:p>0.901374</text:p>
          </table:table-cell>
          <table:table-cell table:number-columns-repeated="3"/>
          <table:table-cell office:value-type="float" office:value="34.761826" calcext:value-type="float">
            <text:p>34.7618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2.254162" calcext:value-type="float">
            <text:p>32.254162</text:p>
          </table:table-cell>
          <table:table-cell/>
          <table:table-cell office:value-type="float" office:value="0.858524" calcext:value-type="float">
            <text:p>0.858524</text:p>
          </table:table-cell>
          <table:table-cell table:number-columns-repeated="3"/>
          <table:table-cell office:value-type="float" office:value="33.112686" calcext:value-type="float">
            <text:p>33.1126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2.439846" calcext:value-type="float">
            <text:p>32.439846</text:p>
          </table:table-cell>
          <table:table-cell/>
          <table:table-cell office:value-type="float" office:value="0.849653" calcext:value-type="float">
            <text:p>0.849653</text:p>
          </table:table-cell>
          <table:table-cell table:number-columns-repeated="3"/>
          <table:table-cell office:value-type="float" office:value="33.289499" calcext:value-type="float">
            <text:p>33.2894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2.975112" calcext:value-type="float">
            <text:p>32.975112</text:p>
          </table:table-cell>
          <table:table-cell/>
          <table:table-cell office:value-type="float" office:value="0.825841" calcext:value-type="float">
            <text:p>0.825841</text:p>
          </table:table-cell>
          <table:table-cell table:number-columns-repeated="3"/>
          <table:table-cell office:value-type="float" office:value="33.800953" calcext:value-type="float">
            <text:p>33.8009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9.435607" calcext:value-type="float">
            <text:p>29.435607</text:p>
          </table:table-cell>
          <table:table-cell/>
          <table:table-cell office:value-type="float" office:value="0.80328" calcext:value-type="float">
            <text:p>0.80328</text:p>
          </table:table-cell>
          <table:table-cell table:number-columns-repeated="3"/>
          <table:table-cell office:value-type="float" office:value="30.238887" calcext:value-type="float">
            <text:p>30.2388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0.437231" calcext:value-type="float">
            <text:p>30.437231</text:p>
          </table:table-cell>
          <table:table-cell/>
          <table:table-cell office:value-type="float" office:value="0.788686" calcext:value-type="float">
            <text:p>0.788686</text:p>
          </table:table-cell>
          <table:table-cell table:number-columns-repeated="3"/>
          <table:table-cell office:value-type="float" office:value="31.225917" calcext:value-type="float">
            <text:p>31.2259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6.570444" calcext:value-type="float">
            <text:p>26.570444</text:p>
          </table:table-cell>
          <table:table-cell/>
          <table:table-cell office:value-type="float" office:value="0.789204" calcext:value-type="float">
            <text:p>0.789204</text:p>
          </table:table-cell>
          <table:table-cell table:number-columns-repeated="3"/>
          <table:table-cell office:value-type="float" office:value="27.359648" calcext:value-type="float">
            <text:p>27.35964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 generation per analysing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.478204" calcext:value-type="float">
            <text:p>30.478204</text:p>
          </table:table-cell>
          <table:table-cell office:value-type="float" office:value="0.006853" calcext:value-type="float">
            <text:p>0.006853</text:p>
          </table:table-cell>
          <table:table-cell office:value-type="float" office:value="30.47949" calcext:value-type="float">
            <text:p>30.47949</text:p>
          </table:table-cell>
          <table:table-cell office:value-type="float" office:value="14.221227" calcext:value-type="float">
            <text:p>14.221227</text:p>
          </table:table-cell>
          <table:table-cell office:value-type="float" office:value="8.439829" calcext:value-type="float">
            <text:p>8.439829</text:p>
          </table:table-cell>
          <table:table-cell office:value-type="float" office:value="7.81027" calcext:value-type="float">
            <text:p>7.81027</text:p>
          </table:table-cell>
          <table:table-cell office:value-type="float" office:value="30.479616" calcext:value-type="float">
            <text:p>30.4796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.577335" calcext:value-type="float">
            <text:p>29.577335</text:p>
          </table:table-cell>
          <table:table-cell office:value-type="float" office:value="0.005975" calcext:value-type="float">
            <text:p>0.005975</text:p>
          </table:table-cell>
          <table:table-cell office:value-type="float" office:value="29.578296" calcext:value-type="float">
            <text:p>29.578296</text:p>
          </table:table-cell>
          <table:table-cell office:value-type="float" office:value="21.442362" calcext:value-type="float">
            <text:p>21.442362</text:p>
          </table:table-cell>
          <table:table-cell office:value-type="float" office:value="4.210102" calcext:value-type="float">
            <text:p>4.210102</text:p>
          </table:table-cell>
          <table:table-cell office:value-type="float" office:value="3.915674" calcext:value-type="float">
            <text:p>3.915674</text:p>
          </table:table-cell>
          <table:table-cell office:value-type="float" office:value="29.578425" calcext:value-type="float">
            <text:p>29.5784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3.150473" calcext:value-type="float">
            <text:p>33.150473</text:p>
          </table:table-cell>
          <table:table-cell office:value-type="float" office:value="0.007956" calcext:value-type="float">
            <text:p>0.007956</text:p>
          </table:table-cell>
          <table:table-cell office:value-type="float" office:value="33.150889" calcext:value-type="float">
            <text:p>33.150889</text:p>
          </table:table-cell>
          <table:table-cell office:value-type="float" office:value="27.764684" calcext:value-type="float">
            <text:p>27.764684</text:p>
          </table:table-cell>
          <table:table-cell office:value-type="float" office:value="2.797467" calcext:value-type="float">
            <text:p>2.797467</text:p>
          </table:table-cell>
          <table:table-cell office:value-type="float" office:value="2.577437" calcext:value-type="float">
            <text:p>2.577437</text:p>
          </table:table-cell>
          <table:table-cell office:value-type="float" office:value="33.151013" calcext:value-type="float">
            <text:p>33.1510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M only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6.436261" calcext:value-type="float">
            <text:p>26.436261</text:p>
          </table:table-cell>
          <table:table-cell office:value-type="float" office:value="0.640629" calcext:value-type="float">
            <text:p>0.640629</text:p>
          </table:table-cell>
          <table:table-cell table:number-columns-repeated="3"/>
          <table:table-cell office:value-type="float" office:value="27.07689" calcext:value-type="float">
            <text:p>27.076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ta generation per analysing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.43053" calcext:value-type="float">
            <text:p>30.43053</text:p>
          </table:table-cell>
          <table:table-cell office:value-type="float" office:value="0.007013" calcext:value-type="float">
            <text:p>0.007013</text:p>
          </table:table-cell>
          <table:table-cell office:value-type="float" office:value="30.431813" calcext:value-type="float">
            <text:p>30.431813</text:p>
          </table:table-cell>
          <table:table-cell office:value-type="float" office:value="17.430876" calcext:value-type="float">
            <text:p>17.430876</text:p>
          </table:table-cell>
          <table:table-cell office:value-type="float" office:value="6.733382" calcext:value-type="float">
            <text:p>6.733382</text:p>
          </table:table-cell>
          <table:table-cell office:value-type="float" office:value="6.260559" calcext:value-type="float">
            <text:p>6.260559</text:p>
          </table:table-cell>
          <table:table-cell office:value-type="float" office:value="30.431933" calcext:value-type="float">
            <text:p>30.4319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.412718" calcext:value-type="float">
            <text:p>29.412718</text:p>
          </table:table-cell>
          <table:table-cell office:value-type="float" office:value="0.006325" calcext:value-type="float">
            <text:p>0.006325</text:p>
          </table:table-cell>
          <table:table-cell office:value-type="float" office:value="29.413352" calcext:value-type="float">
            <text:p>29.413352</text:p>
          </table:table-cell>
          <table:table-cell office:value-type="float" office:value="22.957974" calcext:value-type="float">
            <text:p>22.957974</text:p>
          </table:table-cell>
          <table:table-cell office:value-type="float" office:value="3.344289" calcext:value-type="float">
            <text:p>3.344289</text:p>
          </table:table-cell>
          <table:table-cell office:value-type="float" office:value="3.103055" calcext:value-type="float">
            <text:p>3.103055</text:p>
          </table:table-cell>
          <table:table-cell office:value-type="float" office:value="29.413473" calcext:value-type="float">
            <text:p>29.4134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3.206415" calcext:value-type="float">
            <text:p>33.206415</text:p>
          </table:table-cell>
          <table:table-cell office:value-type="float" office:value="0.016108" calcext:value-type="float">
            <text:p>0.016108</text:p>
          </table:table-cell>
          <table:table-cell office:value-type="float" office:value="33.206864" calcext:value-type="float">
            <text:p>33.206864</text:p>
          </table:table-cell>
          <table:table-cell office:value-type="float" office:value="28.881281" calcext:value-type="float">
            <text:p>28.881281</text:p>
          </table:table-cell>
          <table:table-cell office:value-type="float" office:value="2.247607" calcext:value-type="float">
            <text:p>2.247607</text:p>
          </table:table-cell>
          <table:table-cell office:value-type="float" office:value="2.068727" calcext:value-type="float">
            <text:p>2.068727</text:p>
          </table:table-cell>
          <table:table-cell office:value-type="float" office:value="33.206993" calcext:value-type="float">
            <text:p>33.2069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M only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6.405399" calcext:value-type="float">
            <text:p>26.405399</text:p>
          </table:table-cell>
          <table:table-cell office:value-type="float" office:value="0.548388" calcext:value-type="float">
            <text:p>0.548388</text:p>
          </table:table-cell>
          <table:table-cell table:number-columns-repeated="3"/>
          <table:table-cell office:value-type="float" office:value="26.953787" calcext:value-type="float">
            <text:p>26.95378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ta generation per analysing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.55715" calcext:value-type="float">
            <text:p>30.55715</text:p>
          </table:table-cell>
          <table:table-cell office:value-type="float" office:value="0.005387" calcext:value-type="float">
            <text:p>0.005387</text:p>
          </table:table-cell>
          <table:table-cell office:value-type="float" office:value="30.558436" calcext:value-type="float">
            <text:p>30.558436</text:p>
          </table:table-cell>
          <table:table-cell office:value-type="float" office:value="24.04174" calcext:value-type="float">
            <text:p>24.04174</text:p>
          </table:table-cell>
          <table:table-cell office:value-type="float" office:value="3.369886" calcext:value-type="float">
            <text:p>3.369886</text:p>
          </table:table-cell>
          <table:table-cell office:value-type="float" office:value="3.143776" calcext:value-type="float">
            <text:p>3.143776</text:p>
          </table:table-cell>
          <table:table-cell office:value-type="float" office:value="30.558563" calcext:value-type="float">
            <text:p>30.5585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.462035" calcext:value-type="float">
            <text:p>29.462035</text:p>
          </table:table-cell>
          <table:table-cell office:value-type="float" office:value="0.006086" calcext:value-type="float">
            <text:p>0.006086</text:p>
          </table:table-cell>
          <table:table-cell office:value-type="float" office:value="29.46267" calcext:value-type="float">
            <text:p>29.46267</text:p>
          </table:table-cell>
          <table:table-cell office:value-type="float" office:value="26.191903" calcext:value-type="float">
            <text:p>26.191903</text:p>
          </table:table-cell>
          <table:table-cell office:value-type="float" office:value="1.690759" calcext:value-type="float">
            <text:p>1.690759</text:p>
          </table:table-cell>
          <table:table-cell office:value-type="float" office:value="1.575427" calcext:value-type="float">
            <text:p>1.575427</text:p>
          </table:table-cell>
          <table:table-cell office:value-type="float" office:value="29.462806" calcext:value-type="float">
            <text:p>29.4628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3.267246" calcext:value-type="float">
            <text:p>33.267246</text:p>
          </table:table-cell>
          <table:table-cell office:value-type="float" office:value="0.005443" calcext:value-type="float">
            <text:p>0.005443</text:p>
          </table:table-cell>
          <table:table-cell office:value-type="float" office:value="33.267672" calcext:value-type="float">
            <text:p>33.267672</text:p>
          </table:table-cell>
          <table:table-cell office:value-type="float" office:value="31.100364" calcext:value-type="float">
            <text:p>31.100364</text:p>
          </table:table-cell>
          <table:table-cell office:value-type="float" office:value="1.123605" calcext:value-type="float">
            <text:p>1.123605</text:p>
          </table:table-cell>
          <table:table-cell office:value-type="float" office:value="1.036083" calcext:value-type="float">
            <text:p>1.036083</text:p>
          </table:table-cell>
          <table:table-cell office:value-type="float" office:value="33.267807" calcext:value-type="float">
            <text:p>33.26780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M only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6.862257" calcext:value-type="float">
            <text:p>26.862257</text:p>
          </table:table-cell>
          <table:table-cell office:value-type="float" office:value="0.349666" calcext:value-type="float">
            <text:p>0.349666</text:p>
          </table:table-cell>
          <table:table-cell table:number-columns-repeated="3"/>
          <table:table-cell office:value-type="float" office:value="27.211923" calcext:value-type="float">
            <text:p>27.21192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ta generation per analysing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.530183" calcext:value-type="float">
            <text:p>30.530183</text:p>
          </table:table-cell>
          <table:table-cell office:value-type="float" office:value="0.005848" calcext:value-type="float">
            <text:p>0.005848</text:p>
          </table:table-cell>
          <table:table-cell office:value-type="float" office:value="30.531503" calcext:value-type="float">
            <text:p>30.531503</text:p>
          </table:table-cell>
          <table:table-cell office:value-type="float" office:value="26.193161" calcext:value-type="float">
            <text:p>26.193161</text:p>
          </table:table-cell>
          <table:table-cell office:value-type="float" office:value="2.245236" calcext:value-type="float">
            <text:p>2.245236</text:p>
          </table:table-cell>
          <table:table-cell office:value-type="float" office:value="2.09094" calcext:value-type="float">
            <text:p>2.09094</text:p>
          </table:table-cell>
          <table:table-cell office:value-type="float" office:value="30.531629" calcext:value-type="float">
            <text:p>30.5316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.553658" calcext:value-type="float">
            <text:p>29.553658</text:p>
          </table:table-cell>
          <table:table-cell office:value-type="float" office:value="0.005942" calcext:value-type="float">
            <text:p>0.005942</text:p>
          </table:table-cell>
          <table:table-cell office:value-type="float" office:value="29.554353" calcext:value-type="float">
            <text:p>29.554353</text:p>
          </table:table-cell>
          <table:table-cell office:value-type="float" office:value="27.312866" calcext:value-type="float">
            <text:p>27.312866</text:p>
          </table:table-cell>
          <table:table-cell office:value-type="float" office:value="1.156193" calcext:value-type="float">
            <text:p>1.156193</text:p>
          </table:table-cell>
          <table:table-cell office:value-type="float" office:value="1.082175" calcext:value-type="float">
            <text:p>1.082175</text:p>
          </table:table-cell>
          <table:table-cell office:value-type="float" office:value="29.55447" calcext:value-type="float">
            <text:p>29.554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3.694833" calcext:value-type="float">
            <text:p>33.694833</text:p>
          </table:table-cell>
          <table:table-cell office:value-type="float" office:value="0.005195" calcext:value-type="float">
            <text:p>0.005195</text:p>
          </table:table-cell>
          <table:table-cell office:value-type="float" office:value="33.695287" calcext:value-type="float">
            <text:p>33.695287</text:p>
          </table:table-cell>
          <table:table-cell office:value-type="float" office:value="32.250592" calcext:value-type="float">
            <text:p>32.250592</text:p>
          </table:table-cell>
          <table:table-cell office:value-type="float" office:value="0.751729" calcext:value-type="float">
            <text:p>0.751729</text:p>
          </table:table-cell>
          <table:table-cell office:value-type="float" office:value="0.689805" calcext:value-type="float">
            <text:p>0.689805</text:p>
          </table:table-cell>
          <table:table-cell office:value-type="float" office:value="33.695418" calcext:value-type="float">
            <text:p>33.69541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M only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6.586078" calcext:value-type="float">
            <text:p>26.586078</text:p>
          </table:table-cell>
          <table:table-cell office:value-type="float" office:value="0.30152" calcext:value-type="float">
            <text:p>0.30152</text:p>
          </table:table-cell>
          <table:table-cell table:number-columns-repeated="3"/>
          <table:table-cell office:value-type="float" office:value="26.887598" calcext:value-type="float">
            <text:p>26.88759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ata generation per analysing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.192951" calcext:value-type="float">
            <text:p>30.192951</text:p>
          </table:table-cell>
          <table:table-cell office:value-type="float" office:value="0.005102" calcext:value-type="float">
            <text:p>0.005102</text:p>
          </table:table-cell>
          <table:table-cell office:value-type="float" office:value="30.194231" calcext:value-type="float">
            <text:p>30.194231</text:p>
          </table:table-cell>
          <table:table-cell office:value-type="float" office:value="26.943542" calcext:value-type="float">
            <text:p>26.943542</text:p>
          </table:table-cell>
          <table:table-cell office:value-type="float" office:value="1.684098" calcext:value-type="float">
            <text:p>1.684098</text:p>
          </table:table-cell>
          <table:table-cell office:value-type="float" office:value="1.564847" calcext:value-type="float">
            <text:p>1.564847</text:p>
          </table:table-cell>
          <table:table-cell office:value-type="float" office:value="30.194353" calcext:value-type="float">
            <text:p>30.1943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.387218" calcext:value-type="float">
            <text:p>29.387218</text:p>
          </table:table-cell>
          <table:table-cell office:value-type="float" office:value="0.006096" calcext:value-type="float">
            <text:p>0.006096</text:p>
          </table:table-cell>
          <table:table-cell office:value-type="float" office:value="29.387854" calcext:value-type="float">
            <text:p>29.387854</text:p>
          </table:table-cell>
          <table:table-cell office:value-type="float" office:value="27.767744" calcext:value-type="float">
            <text:p>27.767744</text:p>
          </table:table-cell>
          <table:table-cell office:value-type="float" office:value="0.84072" calcext:value-type="float">
            <text:p>0.84072</text:p>
          </table:table-cell>
          <table:table-cell office:value-type="float" office:value="0.777083" calcext:value-type="float">
            <text:p>0.777083</text:p>
          </table:table-cell>
          <table:table-cell office:value-type="float" office:value="29.387975" calcext:value-type="float">
            <text:p>29.3879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.945761" calcext:value-type="float">
            <text:p>32.945761</text:p>
          </table:table-cell>
          <table:table-cell office:value-type="float" office:value="0.005326" calcext:value-type="float">
            <text:p>0.005326</text:p>
          </table:table-cell>
          <table:table-cell office:value-type="float" office:value="32.946209" calcext:value-type="float">
            <text:p>32.946209</text:p>
          </table:table-cell>
          <table:table-cell office:value-type="float" office:value="31.863599" calcext:value-type="float">
            <text:p>31.863599</text:p>
          </table:table-cell>
          <table:table-cell office:value-type="float" office:value="0.563821" calcext:value-type="float">
            <text:p>0.563821</text:p>
          </table:table-cell>
          <table:table-cell office:value-type="float" office:value="0.516491" calcext:value-type="float">
            <text:p>0.516491</text:p>
          </table:table-cell>
          <table:table-cell office:value-type="float" office:value="32.946336" calcext:value-type="float">
            <text:p>32.94633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M only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6.560617" calcext:value-type="float">
            <text:p>26.560617</text:p>
          </table:table-cell>
          <table:table-cell office:value-type="float" office:value="0.263608" calcext:value-type="float">
            <text:p>0.263608</text:p>
          </table:table-cell>
          <table:table-cell table:number-columns-repeated="3"/>
          <table:table-cell office:value-type="float" office:value="26.824225" calcext:value-type="float">
            <text:p>26.82422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ata generation per analysing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.189819" calcext:value-type="float">
            <text:p>30.189819</text:p>
          </table:table-cell>
          <table:table-cell office:value-type="float" office:value="0.005975" calcext:value-type="float">
            <text:p>0.005975</text:p>
          </table:table-cell>
          <table:table-cell office:value-type="float" office:value="30.191124" calcext:value-type="float">
            <text:p>30.191124</text:p>
          </table:table-cell>
          <table:table-cell office:value-type="float" office:value="27.587953" calcext:value-type="float">
            <text:p>27.587953</text:p>
          </table:table-cell>
          <table:table-cell office:value-type="float" office:value="1.346022" calcext:value-type="float">
            <text:p>1.346022</text:p>
          </table:table-cell>
          <table:table-cell office:value-type="float" office:value="1.255664" calcext:value-type="float">
            <text:p>1.255664</text:p>
          </table:table-cell>
          <table:table-cell office:value-type="float" office:value="30.191249" calcext:value-type="float">
            <text:p>30.1912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.419433" calcext:value-type="float">
            <text:p>29.419433</text:p>
          </table:table-cell>
          <table:table-cell office:value-type="float" office:value="0.005459" calcext:value-type="float">
            <text:p>0.005459</text:p>
          </table:table-cell>
          <table:table-cell office:value-type="float" office:value="29.420075" calcext:value-type="float">
            <text:p>29.420075</text:p>
          </table:table-cell>
          <table:table-cell office:value-type="float" office:value="28.119591" calcext:value-type="float">
            <text:p>28.119591</text:p>
          </table:table-cell>
          <table:table-cell office:value-type="float" office:value="0.675268" calcext:value-type="float">
            <text:p>0.675268</text:p>
          </table:table-cell>
          <table:table-cell office:value-type="float" office:value="0.62312" calcext:value-type="float">
            <text:p>0.62312</text:p>
          </table:table-cell>
          <table:table-cell office:value-type="float" office:value="29.420202" calcext:value-type="float">
            <text:p>29.4202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3.229142" calcext:value-type="float">
            <text:p>33.229142</text:p>
          </table:table-cell>
          <table:table-cell office:value-type="float" office:value="0.005867" calcext:value-type="float">
            <text:p>0.005867</text:p>
          </table:table-cell>
          <table:table-cell office:value-type="float" office:value="33.229565" calcext:value-type="float">
            <text:p>33.229565</text:p>
          </table:table-cell>
          <table:table-cell office:value-type="float" office:value="32.330012" calcext:value-type="float">
            <text:p>32.330012</text:p>
          </table:table-cell>
          <table:table-cell office:value-type="float" office:value="0.474535" calcext:value-type="float">
            <text:p>0.474535</text:p>
          </table:table-cell>
          <table:table-cell office:value-type="float" office:value="0.420042" calcext:value-type="float">
            <text:p>0.420042</text:p>
          </table:table-cell>
          <table:table-cell office:value-type="float" office:value="33.229689" calcext:value-type="float">
            <text:p>33.22968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M only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6.533558" calcext:value-type="float">
            <text:p>26.533558</text:p>
          </table:table-cell>
          <table:table-cell office:value-type="float" office:value="0.256649" calcext:value-type="float">
            <text:p>0.256649</text:p>
          </table:table-cell>
          <table:table-cell table:number-columns-repeated="3"/>
          <table:table-cell office:value-type="float" office:value="26.790207" calcext:value-type="float">
            <text:p>26.79020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ta generation per analysing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.167312" calcext:value-type="float">
            <text:p>30.167312</text:p>
          </table:table-cell>
          <table:table-cell office:value-type="float" office:value="0.005182" calcext:value-type="float">
            <text:p>0.005182</text:p>
          </table:table-cell>
          <table:table-cell office:value-type="float" office:value="30.168643" calcext:value-type="float">
            <text:p>30.168643</text:p>
          </table:table-cell>
          <table:table-cell office:value-type="float" office:value="27.960872" calcext:value-type="float">
            <text:p>27.960872</text:p>
          </table:table-cell>
          <table:table-cell office:value-type="float" office:value="1.148143" calcext:value-type="float">
            <text:p>1.148143</text:p>
          </table:table-cell>
          <table:table-cell office:value-type="float" office:value="1.058441" calcext:value-type="float">
            <text:p>1.058441</text:p>
          </table:table-cell>
          <table:table-cell office:value-type="float" office:value="30.168768" calcext:value-type="float">
            <text:p>30.1687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.236194" calcext:value-type="float">
            <text:p>29.236194</text:p>
          </table:table-cell>
          <table:table-cell office:value-type="float" office:value="0.004754" calcext:value-type="float">
            <text:p>0.004754</text:p>
          </table:table-cell>
          <table:table-cell office:value-type="float" office:value="29.236868" calcext:value-type="float">
            <text:p>29.236868</text:p>
          </table:table-cell>
          <table:table-cell office:value-type="float" office:value="28.093551" calcext:value-type="float">
            <text:p>28.093551</text:p>
          </table:table-cell>
          <table:table-cell office:value-type="float" office:value="0.609359" calcext:value-type="float">
            <text:p>0.609359</text:p>
          </table:table-cell>
          <table:table-cell office:value-type="float" office:value="0.532543" calcext:value-type="float">
            <text:p>0.532543</text:p>
          </table:table-cell>
          <table:table-cell office:value-type="float" office:value="29.237035" calcext:value-type="float">
            <text:p>29.2370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.940038" calcext:value-type="float">
            <text:p>32.940038</text:p>
          </table:table-cell>
          <table:table-cell office:value-type="float" office:value="0.005664" calcext:value-type="float">
            <text:p>0.005664</text:p>
          </table:table-cell>
          <table:table-cell office:value-type="float" office:value="32.940519" calcext:value-type="float">
            <text:p>32.940519</text:p>
          </table:table-cell>
          <table:table-cell office:value-type="float" office:value="32.043623" calcext:value-type="float">
            <text:p>32.043623</text:p>
          </table:table-cell>
          <table:table-cell office:value-type="float" office:value="0.53375" calcext:value-type="float">
            <text:p>0.53375</text:p>
          </table:table-cell>
          <table:table-cell office:value-type="float" office:value="0.360486" calcext:value-type="float">
            <text:p>0.360486</text:p>
          </table:table-cell>
          <table:table-cell office:value-type="float" office:value="32.940641" calcext:value-type="float">
            <text:p>32.9406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M only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6.440725" calcext:value-type="float">
            <text:p>26.440725</text:p>
          </table:table-cell>
          <table:table-cell office:value-type="float" office:value="0.229488" calcext:value-type="float">
            <text:p>0.229488</text:p>
          </table:table-cell>
          <table:table-cell table:number-columns-repeated="3"/>
          <table:table-cell office:value-type="float" office:value="26.670213" calcext:value-type="float">
            <text:p>26.67021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ata generation per analysing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.09312" calcext:value-type="float">
            <text:p>30.09312</text:p>
          </table:table-cell>
          <table:table-cell office:value-type="float" office:value="0.004608" calcext:value-type="float">
            <text:p>0.004608</text:p>
          </table:table-cell>
          <table:table-cell office:value-type="float" office:value="30.094423" calcext:value-type="float">
            <text:p>30.094423</text:p>
          </table:table-cell>
          <table:table-cell office:value-type="float" office:value="28.422893" calcext:value-type="float">
            <text:p>28.422893</text:p>
          </table:table-cell>
          <table:table-cell office:value-type="float" office:value="0.873844" calcext:value-type="float">
            <text:p>0.873844</text:p>
          </table:table-cell>
          <table:table-cell office:value-type="float" office:value="0.796494" calcext:value-type="float">
            <text:p>0.796494</text:p>
          </table:table-cell>
          <table:table-cell office:value-type="float" office:value="30.094556" calcext:value-type="float">
            <text:p>30.0945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.174707" calcext:value-type="float">
            <text:p>29.174707</text:p>
          </table:table-cell>
          <table:table-cell office:value-type="float" office:value="0.005867" calcext:value-type="float">
            <text:p>0.005867</text:p>
          </table:table-cell>
          <table:table-cell office:value-type="float" office:value="29.175451" calcext:value-type="float">
            <text:p>29.175451</text:p>
          </table:table-cell>
          <table:table-cell office:value-type="float" office:value="28.260913" calcext:value-type="float">
            <text:p>28.260913</text:p>
          </table:table-cell>
          <table:table-cell office:value-type="float" office:value="0.511612" calcext:value-type="float">
            <text:p>0.511612</text:p>
          </table:table-cell>
          <table:table-cell office:value-type="float" office:value="0.401444" calcext:value-type="float">
            <text:p>0.401444</text:p>
          </table:table-cell>
          <table:table-cell office:value-type="float" office:value="29.175527" calcext:value-type="float">
            <text:p>29.1755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3.087677" calcext:value-type="float">
            <text:p>33.087677</text:p>
          </table:table-cell>
          <table:table-cell office:value-type="float" office:value="0.005758" calcext:value-type="float">
            <text:p>0.005758</text:p>
          </table:table-cell>
          <table:table-cell office:value-type="float" office:value="33.088226" calcext:value-type="float">
            <text:p>33.088226</text:p>
          </table:table-cell>
          <table:table-cell office:value-type="float" office:value="32.417742" calcext:value-type="float">
            <text:p>32.417742</text:p>
          </table:table-cell>
          <table:table-cell office:value-type="float" office:value="0.398134" calcext:value-type="float">
            <text:p>0.398134</text:p>
          </table:table-cell>
          <table:table-cell office:value-type="float" office:value="0.270639" calcext:value-type="float">
            <text:p>0.270639</text:p>
          </table:table-cell>
          <table:table-cell office:value-type="float" office:value="33.08835" calcext:value-type="float">
            <text:p>33.0883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M only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6.524371" calcext:value-type="float">
            <text:p>26.524371</text:p>
          </table:table-cell>
          <table:table-cell office:value-type="float" office:value="0.215623" calcext:value-type="float">
            <text:p>0.215623</text:p>
          </table:table-cell>
          <table:table-cell table:number-columns-repeated="3"/>
          <table:table-cell office:value-type="float" office:value="26.739994" calcext:value-type="float">
            <text:p>26.73999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ata generation per analysing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.227627" calcext:value-type="float">
            <text:p>30.227627</text:p>
          </table:table-cell>
          <table:table-cell office:value-type="float" office:value="0.004836" calcext:value-type="float">
            <text:p>0.004836</text:p>
          </table:table-cell>
          <table:table-cell office:value-type="float" office:value="30.228966" calcext:value-type="float">
            <text:p>30.228966</text:p>
          </table:table-cell>
          <table:table-cell office:value-type="float" office:value="28.889123" calcext:value-type="float">
            <text:p>28.889123</text:p>
          </table:table-cell>
          <table:table-cell office:value-type="float" office:value="0.699005" calcext:value-type="float">
            <text:p>0.699005</text:p>
          </table:table-cell>
          <table:table-cell office:value-type="float" office:value="0.639969" calcext:value-type="float">
            <text:p>0.639969</text:p>
          </table:table-cell>
          <table:table-cell office:value-type="float" office:value="30.229092" calcext:value-type="float">
            <text:p>30.2290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.294485" calcext:value-type="float">
            <text:p>29.294485</text:p>
          </table:table-cell>
          <table:table-cell office:value-type="float" office:value="0.005373" calcext:value-type="float">
            <text:p>0.005373</text:p>
          </table:table-cell>
          <table:table-cell office:value-type="float" office:value="29.295259" calcext:value-type="float">
            <text:p>29.295259</text:p>
          </table:table-cell>
          <table:table-cell office:value-type="float" office:value="28.557435" calcext:value-type="float">
            <text:p>28.557435</text:p>
          </table:table-cell>
          <table:table-cell office:value-type="float" office:value="0.411123" calcext:value-type="float">
            <text:p>0.411123</text:p>
          </table:table-cell>
          <table:table-cell office:value-type="float" office:value="0.325412" calcext:value-type="float">
            <text:p>0.325412</text:p>
          </table:table-cell>
          <table:table-cell office:value-type="float" office:value="29.29538" calcext:value-type="float">
            <text:p>29.295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.997196" calcext:value-type="float">
            <text:p>32.997196</text:p>
          </table:table-cell>
          <table:table-cell office:value-type="float" office:value="0.005288" calcext:value-type="float">
            <text:p>0.005288</text:p>
          </table:table-cell>
          <table:table-cell office:value-type="float" office:value="32.997724" calcext:value-type="float">
            <text:p>32.997724</text:p>
          </table:table-cell>
          <table:table-cell office:value-type="float" office:value="32.456389" calcext:value-type="float">
            <text:p>32.456389</text:p>
          </table:table-cell>
          <table:table-cell office:value-type="float" office:value="0.321927" calcext:value-type="float">
            <text:p>0.321927</text:p>
          </table:table-cell>
          <table:table-cell office:value-type="float" office:value="0.21783" calcext:value-type="float">
            <text:p>0.21783</text:p>
          </table:table-cell>
          <table:table-cell office:value-type="float" office:value="32.997846" calcext:value-type="float">
            <text:p>32.99784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M only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6.624634" calcext:value-type="float">
            <text:p>26.624634</text:p>
          </table:table-cell>
          <table:table-cell office:value-type="float" office:value="0.209058" calcext:value-type="float">
            <text:p>0.209058</text:p>
          </table:table-cell>
          <table:table-cell table:number-columns-repeated="3"/>
          <table:table-cell office:value-type="float" office:value="26.833692" calcext:value-type="float">
            <text:p>26.8336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 style:data-style-name="N2" text:time-value="23:47:41.2973873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5T03:11:39.053404088</meta:creation-date>
    <dc:title>SveinGunnar</dc:title>
    <meta:editing-duration>PT12H24M6S</meta:editing-duration>
    <meta:editing-cycles>9</meta:editing-cycles>
    <meta:generator>LibreOffice/6.3.5.2$Linux_X86_64 LibreOffice_project/30$Build-2</meta:generator>
    <dc:date>2020-05-22T08:43:34.771591604</dc:date>
    <meta:print-date>2020-05-22T08:41:49.245701893</meta:print-date>
    <meta:document-statistic meta:table-count="2" meta:cell-count="1255" meta:object-count="0"/>
    <meta:template xlink:type="simple" xlink:actuate="onRequest" xlink:title="SveinGunnar" xlink:href="../../../Templates/SveinGunnar.ots" meta:date="2020-05-15T03:11:38.681384860"/>
  </office:meta>
</office:document-meta>
</file>